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17630" table:style-name="ce9">
            <text:p>13.817.630</text:p>
          </table:table-cell>
          <table:table-cell office:value-type="float" office:value="13485538" table:style-name="ce9">
            <text:p>13.485.538</text:p>
          </table:table-cell>
          <table:table-cell office:value-type="percentage" office:value="0.97596606653963092" table:style-name="ce10">
            <text:p>97,6%</text:p>
          </table:table-cell>
          <table:table-cell office:value-type="float" office:value="6871390" table:style-name="ce8">
            <text:p>6.871.390</text:p>
          </table:table-cell>
          <table:table-cell office:value-type="float" office:value="6770039" table:style-name="ce8">
            <text:p>6.770.039</text:p>
          </table:table-cell>
          <table:table-cell office:value-type="float" office:value="600380" table:style-name="ce8">
            <text:p>600.380</text:p>
          </table:table-cell>
          <table:table-cell office:value-type="date" office:date-value="2021-11-17T00:00:00" table:style-name="ce11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441" table:style-name="ce7">
            <text:p>1.575.441</text:p>
          </table:table-cell>
          <table:table-cell office:value-type="float" office:value="293520" table:style-name="ce7">
            <text:p>293.520</text:p>
          </table:table-cell>
          <table:table-cell office:value-type="float" office:value="263960" table:style-name="ce7">
            <text:p>263.960</text:p>
          </table:table-cell>
          <table:table-cell office:value-type="float" office:value="63815" table:style-name="ce13">
            <text:p>63.815</text:p>
          </table:table-cell>
          <table:table-cell office:value-type="float" office:value="2196736" table:style-name="ce14">
            <text:p>2.196.736</text:p>
          </table:table-cell>
          <table:table-cell office:value-type="float" office:value="2113359" table:style-name="ce14">
            <text:p>2.113.359</text:p>
          </table:table-cell>
          <table:table-cell office:value-type="percentage" office:value="0.96204505229576975" table:style-name="ce15">
            <text:p>96,2%</text:p>
          </table:table-cell>
          <table:table-cell office:value-type="float" office:value="1070076" table:style-name="ce13">
            <text:p>1.070.076</text:p>
          </table:table-cell>
          <table:table-cell office:value-type="float" office:value="1052291" table:style-name="ce13">
            <text:p>1.052.291</text:p>
          </table:table-cell>
          <table:table-cell office:value-type="float" office:value="118885" table:style-name="ce13">
            <text:p>118.885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74485" table:style-name="ce7">
            <text:p>1.374.485</text:p>
          </table:table-cell>
          <table:table-cell office:value-type="float" office:value="161040" table:style-name="ce7">
            <text:p>16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99425" table:style-name="ce14">
            <text:p>1.799.425</text:p>
          </table:table-cell>
          <table:table-cell office:value-type="float" office:value="1782538" table:style-name="ce14">
            <text:p>1.782.538</text:p>
          </table:table-cell>
          <table:table-cell office:value-type="percentage" office:value="0.9906153354543813" table:style-name="ce15">
            <text:p>99,1%</text:p>
          </table:table-cell>
          <table:table-cell office:value-type="float" office:value="874174" table:style-name="ce13">
            <text:p>874.174</text:p>
          </table:table-cell>
          <table:table-cell office:value-type="float" office:value="866486" table:style-name="ce13">
            <text:p>866.486</text:p>
          </table:table-cell>
          <table:table-cell office:value-type="float" office:value="116589" table:style-name="ce13">
            <text:p>116.589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45600" table:style-name="ce7">
            <text:p>245.600</text:p>
          </table:table-cell>
          <table:table-cell office:value-type="float" office:value="57600" table:style-name="ce13">
            <text:p>57.600</text:p>
          </table:table-cell>
          <table:table-cell office:value-type="float" office:value="1927250" table:style-name="ce14">
            <text:p>1.927.250</text:p>
          </table:table-cell>
          <table:table-cell office:value-type="float" office:value="1688407" table:style-name="ce14">
            <text:p>1.688.407</text:p>
          </table:table-cell>
          <table:table-cell office:value-type="percentage" office:value="0.87607056686989238" table:style-name="ce15">
            <text:p>87,6%</text:p>
          </table:table-cell>
          <table:table-cell office:value-type="float" office:value="863675" table:style-name="ce13">
            <text:p>863.675</text:p>
          </table:table-cell>
          <table:table-cell office:value-type="float" office:value="847769" table:style-name="ce13">
            <text:p>847.769</text:p>
          </table:table-cell>
          <table:table-cell office:value-type="float" office:value="73202" table:style-name="ce13">
            <text:p>73.202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37324" table:style-name="ce14">
            <text:p>3.237.324</text:p>
          </table:table-cell>
          <table:table-cell office:value-type="percentage" office:value="0.907499789756959" table:style-name="ce15">
            <text:p>90,7%</text:p>
          </table:table-cell>
          <table:table-cell office:value-type="float" office:value="1686659" table:style-name="ce13">
            <text:p>1.686.659</text:p>
          </table:table-cell>
          <table:table-cell office:value-type="float" office:value="1647211" table:style-name="ce13">
            <text:p>1.647.211</text:p>
          </table:table-cell>
          <table:table-cell office:value-type="float" office:value="77442" table:style-name="ce13">
            <text:p>77.442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68135" table:style-name="ce14">
            <text:p>968.135</text:p>
          </table:table-cell>
          <table:table-cell office:value-type="percentage" office:value="0.93943069511088684" table:style-name="ce15">
            <text:p>93,9%</text:p>
          </table:table-cell>
          <table:table-cell office:value-type="float" office:value="484160" table:style-name="ce13">
            <text:p>484.160</text:p>
          </table:table-cell>
          <table:table-cell office:value-type="float" office:value="478894" table:style-name="ce13">
            <text:p>478.894</text:p>
          </table:table-cell>
          <table:table-cell office:value-type="float" office:value="49022" table:style-name="ce13">
            <text:p>49.022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415" table:style-name="ce7">
            <text:p>411.415</text:p>
          </table:table-cell>
          <table:table-cell office:value-type="float" office:value="467030" table:style-name="ce7">
            <text:p>467.030</text:p>
          </table:table-cell>
          <table:table-cell office:value-type="float" office:value="100375" table:style-name="ce13">
            <text:p>100.375</text:p>
          </table:table-cell>
          <table:table-cell office:value-type="float" office:value="4253365" table:style-name="ce14">
            <text:p>4.253.365</text:p>
          </table:table-cell>
          <table:table-cell office:value-type="float" office:value="4006364" table:style-name="ce14">
            <text:p>4.006.364</text:p>
          </table:table-cell>
          <table:table-cell office:value-type="percentage" office:value="0.94192809693031287" table:style-name="ce15">
            <text:p>94,2%</text:p>
          </table:table-cell>
          <table:table-cell office:value-type="float" office:value="2009408" table:style-name="ce13">
            <text:p>2.009.408</text:p>
          </table:table-cell>
          <table:table-cell office:value-type="float" office:value="1972535" table:style-name="ce13">
            <text:p>1.972.535</text:p>
          </table:table-cell>
          <table:table-cell office:value-type="float" office:value="257680" table:style-name="ce13">
            <text:p>257.680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94287" table:style-name="ce14">
            <text:p>3.194.287</text:p>
          </table:table-cell>
          <table:table-cell office:value-type="percentage" office:value="0.96921986934609328" table:style-name="ce15">
            <text:p>96,9%</text:p>
          </table:table-cell>
          <table:table-cell office:value-type="float" office:value="1626166" table:style-name="ce13">
            <text:p>1.626.166</text:p>
          </table:table-cell>
          <table:table-cell office:value-type="float" office:value="1569551" table:style-name="ce13">
            <text:p>1.569.551</text:p>
          </table:table-cell>
          <table:table-cell office:value-type="float" office:value="172767" table:style-name="ce13">
            <text:p>172.767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588014" table:style-name="ce14">
            <text:p>11.588.014</text:p>
          </table:table-cell>
          <table:table-cell office:value-type="percentage" office:value="0.96857112528136424" table:style-name="ce15">
            <text:p>96,9%</text:p>
          </table:table-cell>
          <table:table-cell office:value-type="float" office:value="6011353" table:style-name="ce13">
            <text:p>6.011.353</text:p>
          </table:table-cell>
          <table:table-cell office:value-type="float" office:value="5889845" table:style-name="ce13">
            <text:p>5.889.845</text:p>
          </table:table-cell>
          <table:table-cell office:value-type="float" office:value="415913" table:style-name="ce13">
            <text:p>415.913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25" table:style-name="ce13">
            <text:p>213.425</text:p>
          </table:table-cell>
          <table:table-cell office:value-type="float" office:value="8488655" table:style-name="ce14">
            <text:p>8.488.655</text:p>
          </table:table-cell>
          <table:table-cell office:value-type="float" office:value="8041664" table:style-name="ce14">
            <text:p>8.041.664</text:p>
          </table:table-cell>
          <table:table-cell office:value-type="percentage" office:value="0.94734254130954787" table:style-name="ce15">
            <text:p>94,7%</text:p>
          </table:table-cell>
          <table:table-cell office:value-type="float" office:value="4088533" table:style-name="ce13">
            <text:p>4.088.533</text:p>
          </table:table-cell>
          <table:table-cell office:value-type="float" office:value="4025399" table:style-name="ce13">
            <text:p>4.025.399</text:p>
          </table:table-cell>
          <table:table-cell office:value-type="float" office:value="388235" table:style-name="ce13">
            <text:p>388.235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24711" table:style-name="ce14">
            <text:p>1.824.711</text:p>
          </table:table-cell>
          <table:table-cell office:value-type="percentage" office:value="0.99509517615974219" table:style-name="ce15">
            <text:p>99,5%</text:p>
          </table:table-cell>
          <table:table-cell office:value-type="float" office:value="900427" table:style-name="ce13">
            <text:p>900.427</text:p>
          </table:table-cell>
          <table:table-cell office:value-type="float" office:value="886767" table:style-name="ce13">
            <text:p>886.767</text:p>
          </table:table-cell>
          <table:table-cell office:value-type="float" office:value="129160" table:style-name="ce13">
            <text:p>129.160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663979" table:style-name="ce7">
            <text:p>3.663.97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887479" table:style-name="ce14">
            <text:p>4.887.479</text:p>
          </table:table-cell>
          <table:table-cell office:value-type="float" office:value="4600777" table:style-name="ce14">
            <text:p>4.600.777</text:p>
          </table:table-cell>
          <table:table-cell office:value-type="percentage" office:value="0.94133949220037572" table:style-name="ce15">
            <text:p>94,1%</text:p>
          </table:table-cell>
          <table:table-cell office:value-type="float" office:value="2313973" table:style-name="ce13">
            <text:p>2.313.973</text:p>
          </table:table-cell>
          <table:table-cell office:value-type="float" office:value="2293883" table:style-name="ce13">
            <text:p>2.293.883</text:p>
          </table:table-cell>
          <table:table-cell office:value-type="float" office:value="204482" table:style-name="ce13">
            <text:p>204.482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06535" table:style-name="ce14">
            <text:p>506.535</text:p>
          </table:table-cell>
          <table:table-cell office:value-type="percentage" office:value="0.90890087115672746" table:style-name="ce15">
            <text:p>90,9%</text:p>
          </table:table-cell>
          <table:table-cell office:value-type="float" office:value="261187" table:style-name="ce13">
            <text:p>261.187</text:p>
          </table:table-cell>
          <table:table-cell office:value-type="float" office:value="256461" table:style-name="ce13">
            <text:p>256.461</text:p>
          </table:table-cell>
          <table:table-cell office:value-type="float" office:value="24681" table:style-name="ce13">
            <text:p>24.681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312737" table:style-name="ce14">
            <text:p>10.312.737</text:p>
          </table:table-cell>
          <table:table-cell office:value-type="percentage" office:value="0.95206784383399645" table:style-name="ce15">
            <text:p>95,2%</text:p>
          </table:table-cell>
          <table:table-cell office:value-type="float" office:value="5379537" table:style-name="ce13">
            <text:p>5.379.537</text:p>
          </table:table-cell>
          <table:table-cell office:value-type="float" office:value="5271021" table:style-name="ce13">
            <text:p>5.271.021</text:p>
          </table:table-cell>
          <table:table-cell office:value-type="float" office:value="389712" table:style-name="ce13">
            <text:p>389.712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39612" table:style-name="ce14">
            <text:p>2.339.612</text:p>
          </table:table-cell>
          <table:table-cell office:value-type="percentage" office:value="0.97193265965291264" table:style-name="ce15">
            <text:p>97,2%</text:p>
          </table:table-cell>
          <table:table-cell office:value-type="float" office:value="1198169" table:style-name="ce13">
            <text:p>1.198.169</text:p>
          </table:table-cell>
          <table:table-cell office:value-type="float" office:value="1168292" table:style-name="ce13">
            <text:p>1.168.292</text:p>
          </table:table-cell>
          <table:table-cell office:value-type="float" office:value="100765" table:style-name="ce13">
            <text:p>100.765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47190" table:style-name="ce14">
            <text:p>1.047.190</text:p>
          </table:table-cell>
          <table:table-cell office:value-type="percentage" office:value="0.97480579564442338" table:style-name="ce15">
            <text:p>97,5%</text:p>
          </table:table-cell>
          <table:table-cell office:value-type="float" office:value="529487" table:style-name="ce13">
            <text:p>529.487</text:p>
          </table:table-cell>
          <table:table-cell office:value-type="float" office:value="523348" table:style-name="ce13">
            <text:p>523.348</text:p>
          </table:table-cell>
          <table:table-cell office:value-type="float" office:value="63818" table:style-name="ce13">
            <text:p>63.818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36084" table:style-name="ce14">
            <text:p>3.536.084</text:p>
          </table:table-cell>
          <table:table-cell office:value-type="percentage" office:value="0.9507825754948066" table:style-name="ce15">
            <text:p>95,1%</text:p>
          </table:table-cell>
          <table:table-cell office:value-type="float" office:value="1819103" table:style-name="ce13">
            <text:p>1.819.103</text:p>
          </table:table-cell>
          <table:table-cell office:value-type="float" office:value="1789284" table:style-name="ce13">
            <text:p>1.789.284</text:p>
          </table:table-cell>
          <table:table-cell office:value-type="float" office:value="166945" table:style-name="ce13">
            <text:p>166.945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19653" table:style-name="ce14">
            <text:p>119.653</text:p>
          </table:table-cell>
          <table:table-cell office:value-type="percentage" office:value="0.84129372473193886" table:style-name="ce15">
            <text:p>84,1%</text:p>
          </table:table-cell>
          <table:table-cell office:value-type="float" office:value="63079" table:style-name="ce13">
            <text:p>63.079</text:p>
          </table:table-cell>
          <table:table-cell office:value-type="float" office:value="60526" table:style-name="ce13">
            <text:p>60.526</text:p>
          </table:table-cell>
          <table:table-cell office:value-type="float" office:value="4249" table:style-name="ce13">
            <text:p>4.249</text:p>
          </table:table-cell>
          <table:table-cell office:value-type="date" office:date-value="2021-11-18T00:00:00" table:style-name="ce16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031" table:style-name="ce14">
            <text:p>106.031</text:p>
          </table:table-cell>
          <table:table-cell office:value-type="percentage" office:value="0.7514599574769667" table:style-name="ce15">
            <text:p>75,1%</text:p>
          </table:table-cell>
          <table:table-cell office:value-type="float" office:value="58258" table:style-name="ce13">
            <text:p>58.258</text:p>
          </table:table-cell>
          <table:table-cell office:value-type="float" office:value="55740" table:style-name="ce13">
            <text:p>55.740</text:p>
          </table:table-cell>
          <table:table-cell office:value-type="float" office:value="2602" table:style-name="ce13">
            <text:p>2.602</text:p>
          </table:table-cell>
          <table:table-cell office:value-type="date" office:date-value="2021-11-18T00:00:00" table:style-name="ce17">
            <text:p>1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67" table:style-name="ce14">
            <text:p>177.467</text:p>
          </table:table-cell>
          <table:table-cell office:value-type="percentage" office:value="0.83616977167142548" table:style-name="ce15">
            <text:p>83,6%</text:p>
          </table:table-cell>
          <table:table-cell office:value-type="float" office:value="95201" table:style-name="ce13">
            <text:p>95.201</text:p>
          </table:table-cell>
          <table:table-cell office:value-type="float" office:value="89027" table:style-name="ce13">
            <text:p>89.027</text:p>
          </table:table-cell>
          <table:table-cell office:value-type="float" office:value="0" table:style-name="ce13">
            <text:p>0</text:p>
          </table:table-cell>
          <table:table-cell office:value-type="date" office:date-value="2021-11-17T00:00:00" table:style-name="ce17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90" table:style-name="ce7">
            <text:p>4.990</text:p>
          </table:table-cell>
          <table:table-cell office:value-type="float" office:value="0" table:style-name="ce7">
            <text:p>0</text:p>
          </table:table-cell>
          <table:table-cell office:value-type="float" office:value="4465" table:style-name="ce13">
            <text:p>4.465</text:p>
          </table:table-cell>
          <table:table-cell office:value-type="float" office:value="9455" table:style-name="ce14">
            <text:p>9.455</text:p>
          </table:table-cell>
          <table:table-cell office:value-type="float" office:value="7489" table:style-name="ce14">
            <text:p>7.489</text:p>
          </table:table-cell>
          <table:table-cell office:value-type="percentage" office:value="0.79206768905341085" table:style-name="ce15">
            <text:p>79,2%</text:p>
          </table:table-cell>
          <table:table-cell office:value-type="float" office:value="5687" table:style-name="ce13">
            <text:p>5.687</text:p>
          </table:table-cell>
          <table:table-cell office:value-type="float" office:value="5491" table:style-name="ce13">
            <text:p>5.491</text:p>
          </table:table-cell>
          <table:table-cell office:value-type="float" office:value="0" table:style-name="ce13">
            <text:p>0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6119533" table:style-name="ce19">
            <text:p>56.119.533</text:p>
          </table:table-cell>
          <table:table-cell office:value-type="float" office:value="10788655" table:style-name="ce20">
            <text:p>10.788.655</text:p>
          </table:table-cell>
          <table:table-cell office:value-type="float" office:value="9090840" table:style-name="ce21">
            <text:p>9.090.840</text:p>
          </table:table-cell>
          <table:table-cell office:value-type="float" office:value="2157650" table:style-name="ce22">
            <text:p>2.157.650</text:p>
          </table:table-cell>
          <table:table-cell office:value-type="float" office:value="78156678" table:style-name="ce23">
            <text:p>78.156.678</text:p>
          </table:table-cell>
          <table:table-cell office:value-type="float" office:value="74683916" table:style-name="ce23">
            <text:p>74.683.916</text:p>
          </table:table-cell>
          <table:table-cell office:value-type="percentage" office:value="0.95556666315832928" table:style-name="ce24">
            <text:p>95,6%</text:p>
          </table:table-cell>
          <table:table-cell office:value-type="float" office:value="38209702" table:style-name="ce23">
            <text:p>38.209.702</text:p>
          </table:table-cell>
          <table:table-cell office:value-type="float" office:value="37519860" table:style-name="ce23">
            <text:p>37.519.860</text:p>
          </table:table-cell>
          <table:table-cell office:value-type="float" office:value="3356529" table:style-name="ce23">
            <text:p>3.356.52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71390" table:style-name="ce31">
            <text:p>6.871.390</text:p>
          </table:table-cell>
          <table:table-cell office:value-type="percentage" office:value="0.92208978156797361" table:style-name="ce32">
            <text:p>92,2%</text:p>
          </table:table-cell>
          <table:table-cell office:value-type="float" office:value="6770039" table:style-name="ce31">
            <text:p>6.770.039</text:p>
          </table:table-cell>
          <table:table-cell office:value-type="percentage" office:value="0.90848922601055426" table:style-name="ce32">
            <text:p>90,8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0076" table:style-name="ce31">
            <text:p>1.070.076</text:p>
          </table:table-cell>
          <table:table-cell office:value-type="percentage" office:value="0.90291561966832445" table:style-name="ce32">
            <text:p>90,3%</text:p>
          </table:table-cell>
          <table:table-cell office:value-type="float" office:value="1052291" table:style-name="ce31">
            <text:p>1.052.291</text:p>
          </table:table-cell>
          <table:table-cell office:value-type="percentage" office:value="0.88790887781466066" table:style-name="ce32">
            <text:p>88,8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174" table:style-name="ce31">
            <text:p>874.174</text:p>
          </table:table-cell>
          <table:table-cell office:value-type="percentage" office:value="0.93601962466017152" table:style-name="ce32">
            <text:p>93,6%</text:p>
          </table:table-cell>
          <table:table-cell office:value-type="float" office:value="866486" table:style-name="ce31">
            <text:p>866.486</text:p>
          </table:table-cell>
          <table:table-cell office:value-type="percentage" office:value="0.92778771788373182" table:style-name="ce32">
            <text:p>92,8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3675" table:style-name="ce31">
            <text:p>863.675</text:p>
          </table:table-cell>
          <table:table-cell office:value-type="percentage" office:value="0.83457584404565999" table:style-name="ce32">
            <text:p>83,5%</text:p>
          </table:table-cell>
          <table:table-cell office:value-type="float" office:value="847769" table:style-name="ce31">
            <text:p>847.769</text:p>
          </table:table-cell>
          <table:table-cell office:value-type="percentage" office:value="0.81920575300980703" table:style-name="ce32">
            <text:p>81,9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6659" table:style-name="ce31">
            <text:p>1.686.659</text:p>
          </table:table-cell>
          <table:table-cell office:value-type="percentage" office:value="0.86020061465523312" table:style-name="ce32">
            <text:p>86,0%</text:p>
          </table:table-cell>
          <table:table-cell office:value-type="float" office:value="1647211" table:style-name="ce31">
            <text:p>1.647.211</text:p>
          </table:table-cell>
          <table:table-cell office:value-type="percentage" office:value="0.84008202883147165" table:style-name="ce32">
            <text:p>84,0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160" table:style-name="ce31">
            <text:p>484.160</text:p>
          </table:table-cell>
          <table:table-cell office:value-type="percentage" office:value="0.92374558074665114" table:style-name="ce32">
            <text:p>92,4%</text:p>
          </table:table-cell>
          <table:table-cell office:value-type="float" office:value="478894" table:style-name="ce31">
            <text:p>478.894</text:p>
          </table:table-cell>
          <table:table-cell office:value-type="percentage" office:value="0.91369839752579052" table:style-name="ce32">
            <text:p>91,4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9408" table:style-name="ce31">
            <text:p>2.009.408</text:p>
          </table:table-cell>
          <table:table-cell office:value-type="percentage" office:value="0.92333382194073943" table:style-name="ce32">
            <text:p>92,3%</text:p>
          </table:table-cell>
          <table:table-cell office:value-type="float" office:value="1972535" table:style-name="ce31">
            <text:p>1.972.535</text:p>
          </table:table-cell>
          <table:table-cell office:value-type="percentage" office:value="0.90639047941576645" table:style-name="ce32">
            <text:p>90,6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6166" table:style-name="ce31">
            <text:p>1.626.166</text:p>
          </table:table-cell>
          <table:table-cell office:value-type="percentage" office:value="0.8990382489009191" table:style-name="ce32">
            <text:p>89,9%</text:p>
          </table:table-cell>
          <table:table-cell office:value-type="float" office:value="1569551" table:style-name="ce31">
            <text:p>1.569.551</text:p>
          </table:table-cell>
          <table:table-cell office:value-type="percentage" office:value="0.86773821528717632" table:style-name="ce32">
            <text:p>86,8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11353" table:style-name="ce31">
            <text:p>6.011.353</text:p>
          </table:table-cell>
          <table:table-cell office:value-type="percentage" office:value="0.87522392536209515" table:style-name="ce32">
            <text:p>87,5%</text:p>
          </table:table-cell>
          <table:table-cell office:value-type="float" office:value="5889845" table:style-name="ce31">
            <text:p>5.889.845</text:p>
          </table:table-cell>
          <table:table-cell office:value-type="percentage" office:value="0.85753294818559311" table:style-name="ce32">
            <text:p>85,8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8533" table:style-name="ce31">
            <text:p>4.088.533</text:p>
          </table:table-cell>
          <table:table-cell office:value-type="percentage" office:value="0.91089904129680144" table:style-name="ce32">
            <text:p>91,1%</text:p>
          </table:table-cell>
          <table:table-cell office:value-type="float" office:value="4025399" table:style-name="ce31">
            <text:p>4.025.399</text:p>
          </table:table-cell>
          <table:table-cell office:value-type="percentage" office:value="0.89683318929726219" table:style-name="ce32">
            <text:p>89,7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427" table:style-name="ce31">
            <text:p>900.427</text:p>
          </table:table-cell>
          <table:table-cell office:value-type="percentage" office:value="0.94440115078395326" table:style-name="ce32">
            <text:p>94,4%</text:p>
          </table:table-cell>
          <table:table-cell office:value-type="float" office:value="886767" table:style-name="ce31">
            <text:p>886.767</text:p>
          </table:table-cell>
          <table:table-cell office:value-type="percentage" office:value="0.93007403740362504" table:style-name="ce32">
            <text:p>93,0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3973" table:style-name="ce31">
            <text:p>2.313.973</text:p>
          </table:table-cell>
          <table:table-cell office:value-type="percentage" office:value="0.94274835129152734" table:style-name="ce32">
            <text:p>94,3%</text:p>
          </table:table-cell>
          <table:table-cell office:value-type="float" office:value="2293883" table:style-name="ce31">
            <text:p>2.293.883</text:p>
          </table:table-cell>
          <table:table-cell office:value-type="percentage" office:value="0.93456337489921559" table:style-name="ce32">
            <text:p>93,5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187" table:style-name="ce31">
            <text:p>261.187</text:p>
          </table:table-cell>
          <table:table-cell office:value-type="percentage" office:value="0.91976969398175867" table:style-name="ce32">
            <text:p>92,0%</text:p>
          </table:table-cell>
          <table:table-cell office:value-type="float" office:value="256461" table:style-name="ce31">
            <text:p>256.461</text:p>
          </table:table-cell>
          <table:table-cell office:value-type="percentage" office:value="0.90312709088988274" table:style-name="ce32">
            <text:p>90,3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79537" table:style-name="ce31">
            <text:p>5.379.537</text:p>
          </table:table-cell>
          <table:table-cell office:value-type="percentage" office:value="0.89989857705091236" table:style-name="ce32">
            <text:p>90,0%</text:p>
          </table:table-cell>
          <table:table-cell office:value-type="float" office:value="5271021" table:style-name="ce31">
            <text:p>5.271.021</text:p>
          </table:table-cell>
          <table:table-cell office:value-type="percentage" office:value="0.88174582636116772" table:style-name="ce32">
            <text:p>88,2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8169" table:style-name="ce31">
            <text:p>1.198.169</text:p>
          </table:table-cell>
          <table:table-cell office:value-type="percentage" office:value="0.91453718198936451" table:style-name="ce32">
            <text:p>91,5%</text:p>
          </table:table-cell>
          <table:table-cell office:value-type="float" office:value="1168292" table:style-name="ce31">
            <text:p>1.168.292</text:p>
          </table:table-cell>
          <table:table-cell office:value-type="percentage" office:value="0.89173269665691446" table:style-name="ce32">
            <text:p>89,2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9487" table:style-name="ce31">
            <text:p>529.487</text:p>
          </table:table-cell>
          <table:table-cell office:value-type="percentage" office:value="0.91078241484534384" table:style-name="ce32">
            <text:p>91,1%</text:p>
          </table:table-cell>
          <table:table-cell office:value-type="float" office:value="523348" table:style-name="ce31">
            <text:p>523.348</text:p>
          </table:table-cell>
          <table:table-cell office:value-type="percentage" office:value="0.90022258383016196" table:style-name="ce32">
            <text:p>90,0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9103" table:style-name="ce31">
            <text:p>1.819.103</text:p>
          </table:table-cell>
          <table:table-cell office:value-type="percentage" office:value="0.91691293550268327" table:style-name="ce32">
            <text:p>91,7%</text:p>
          </table:table-cell>
          <table:table-cell office:value-type="float" office:value="1789284" table:style-name="ce31">
            <text:p>1.789.284</text:p>
          </table:table-cell>
          <table:table-cell office:value-type="percentage" office:value="0.90188276578510573" table:style-name="ce32">
            <text:p>90,2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079" table:style-name="ce31">
            <text:p>63.079</text:p>
          </table:table-cell>
          <table:table-cell office:value-type="percentage" office:value="0.88887479743535547" table:style-name="ce32">
            <text:p>88,9%</text:p>
          </table:table-cell>
          <table:table-cell office:value-type="float" office:value="60526" table:style-name="ce31">
            <text:p>60.526</text:p>
          </table:table-cell>
          <table:table-cell office:value-type="percentage" office:value="0.85289931656450357" table:style-name="ce32">
            <text:p>85,3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258" table:style-name="ce31">
            <text:p>58.258</text:p>
          </table:table-cell>
          <table:table-cell office:value-type="percentage" office:value="0.8213797284531984" table:style-name="ce32">
            <text:p>82,1%</text:p>
          </table:table-cell>
          <table:table-cell office:value-type="float" office:value="55740" table:style-name="ce31">
            <text:p>55.740</text:p>
          </table:table-cell>
          <table:table-cell office:value-type="percentage" office:value="0.78587843839440552" table:style-name="ce32">
            <text:p>78,6%</text:p>
          </table:table-cell>
          <table:table-cell office:value-type="date" office:date-value="2021-11-18T00:00:00" table:style-name="ce33">
            <text:p>18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01" table:style-name="ce31">
            <text:p>95.201</text:p>
          </table:table-cell>
          <table:table-cell office:value-type="string" table:style-name="ce32">
            <text:p>-</text:p>
          </table:table-cell>
          <table:table-cell office:value-type="float" office:value="89027" table:style-name="ce31">
            <text:p>89.027</text:p>
          </table:table-cell>
          <table:table-cell office:value-type="string" table:style-name="ce32">
            <text:p>-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687" table:style-name="ce31">
            <text:p>5.687</text:p>
          </table:table-cell>
          <table:table-cell office:value-type="string" table:style-name="ce32">
            <text:p>-</text:p>
          </table:table-cell>
          <table:table-cell office:value-type="float" office:value="5491" table:style-name="ce31">
            <text:p>5.491</text:p>
          </table:table-cell>
          <table:table-cell office:value-type="string" table:style-name="ce32">
            <text:p>-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09702" table:style-name="ce34">
            <text:p>38.209.702</text:p>
          </table:table-cell>
          <table:table-cell office:value-type="percentage" office:value="0.90716664149641446" table:style-name="ce24">
            <text:p>90,7%</text:p>
          </table:table-cell>
          <table:table-cell office:value-type="float" office:value="37519860" table:style-name="ce34">
            <text:p>37.519.860</text:p>
          </table:table-cell>
          <table:table-cell office:value-type="percentage" office:value="0.89078855903183074" table:style-name="ce24">
            <text:p>89,1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113" table:style-name="ce43">
            <text:p>434.113</text:p>
          </table:table-cell>
          <table:table-cell office:value-type="percentage" office:value="1" table:style-name="ce44">
            <text:p>100,0%</text:p>
          </table:table-cell>
          <table:table-cell office:value-type="float" office:value="654132" table:style-name="ce43">
            <text:p>654.132</text:p>
          </table:table-cell>
          <table:table-cell office:value-type="percentage" office:value="1" table:style-name="ce44">
            <text:p>100,0%</text:p>
          </table:table-cell>
          <table:table-cell office:value-type="float" office:value="930376" table:style-name="ce43">
            <text:p>930.376</text:p>
          </table:table-cell>
          <table:table-cell office:value-type="percentage" office:value="1" table:style-name="ce44">
            <text:p>100,0%</text:p>
          </table:table-cell>
          <table:table-cell office:value-type="float" office:value="1217602" table:style-name="ce43">
            <text:p>1.217.602</text:p>
          </table:table-cell>
          <table:table-cell office:value-type="percentage" office:value="0.96251524678246447" table:style-name="ce44">
            <text:p>96,3%</text:p>
          </table:table-cell>
          <table:table-cell office:value-type="float" office:value="1254208" table:style-name="ce43">
            <text:p>1.254.208</text:p>
          </table:table-cell>
          <table:table-cell office:value-type="percentage" office:value="0.90549081158662748" table:style-name="ce44">
            <text:p>90,5%</text:p>
          </table:table-cell>
          <table:table-cell office:value-type="float" office:value="934718" table:style-name="ce43">
            <text:p>934.718</text:p>
          </table:table-cell>
          <table:table-cell office:value-type="percentage" office:value="0.81977202585121955" table:style-name="ce44">
            <text:p>82,0%</text:p>
          </table:table-cell>
          <table:table-cell office:value-type="float" office:value="772394" table:style-name="ce43">
            <text:p>772.394</text:p>
          </table:table-cell>
          <table:table-cell office:value-type="percentage" office:value="0.83171884152854825" table:style-name="ce44">
            <text:p>83,2%</text:p>
          </table:table-cell>
          <table:table-cell office:value-type="float" office:value="673847" table:style-name="ce43">
            <text:p>673.847</text:p>
          </table:table-cell>
          <table:table-cell office:value-type="percentage" office:value="0.89499367119710671" table:style-name="ce44">
            <text:p>89,5%</text:p>
          </table:table-cell>
          <table:table-cell office:value-type="float" office:value="6871390" table:style-name="ce43">
            <text:p>6.871.39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208978156797361" table:style-name="ce44">
            <text:p>92,2%</text:p>
          </table:table-cell>
          <table:table-cell office:value-type="percentage" office:value="0.81179777305237188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76" table:style-name="ce46">
            <text:p>101.376</text:p>
          </table:table-cell>
          <table:table-cell office:value-type="percentage" office:value="1" table:style-name="ce47">
            <text:p>100,0%</text:p>
          </table:table-cell>
          <table:table-cell office:value-type="float" office:value="119386" table:style-name="ce46">
            <text:p>119.386</text:p>
          </table:table-cell>
          <table:table-cell office:value-type="percentage" office:value="1" table:style-name="ce47">
            <text:p>100,0%</text:p>
          </table:table-cell>
          <table:table-cell office:value-type="float" office:value="154691" table:style-name="ce46">
            <text:p>154.691</text:p>
          </table:table-cell>
          <table:table-cell office:value-type="percentage" office:value="0.98928162591851221" table:style-name="ce47">
            <text:p>98,9%</text:p>
          </table:table-cell>
          <table:table-cell office:value-type="float" office:value="186311" table:style-name="ce46">
            <text:p>186.311</text:p>
          </table:table-cell>
          <table:table-cell office:value-type="percentage" office:value="0.93970221823207212" table:style-name="ce47">
            <text:p>94,0%</text:p>
          </table:table-cell>
          <table:table-cell office:value-type="float" office:value="188405" table:style-name="ce46">
            <text:p>188.405</text:p>
          </table:table-cell>
          <table:table-cell office:value-type="percentage" office:value="0.87653470920197452" table:style-name="ce47">
            <text:p>87,7%</text:p>
          </table:table-cell>
          <table:table-cell office:value-type="float" office:value="126428" table:style-name="ce46">
            <text:p>126.428</text:p>
          </table:table-cell>
          <table:table-cell office:value-type="percentage" office:value="0.76956040076452037" table:style-name="ce47">
            <text:p>77,0%</text:p>
          </table:table-cell>
          <table:table-cell office:value-type="float" office:value="104727" table:style-name="ce46">
            <text:p>104.727</text:p>
          </table:table-cell>
          <table:table-cell office:value-type="percentage" office:value="0.80311500678675773" table:style-name="ce47">
            <text:p>80,3%</text:p>
          </table:table-cell>
          <table:table-cell office:value-type="float" office:value="88752" table:style-name="ce46">
            <text:p>88.752</text:p>
          </table:table-cell>
          <table:table-cell office:value-type="percentage" office:value="0.8607590026088896" table:style-name="ce47">
            <text:p>86,1%</text:p>
          </table:table-cell>
          <table:table-cell office:value-type="float" office:value="1070076" table:style-name="ce46">
            <text:p>1.070.07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91561966832445" table:style-name="ce47">
            <text:p>90,3%</text:p>
          </table:table-cell>
          <table:table-cell office:value-type="percentage" office:value="0.80493699746726133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9" table:style-name="ce46">
            <text:p>88.969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5" table:style-name="ce46">
            <text:p>114.365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6" table:style-name="ce46">
            <text:p>148.226</text:p>
          </table:table-cell>
          <table:table-cell office:value-type="percentage" office:value="0.99047122657899656" table:style-name="ce47">
            <text:p>99,0%</text:p>
          </table:table-cell>
          <table:table-cell office:value-type="float" office:value="153272" table:style-name="ce46">
            <text:p>153.272</text:p>
          </table:table-cell>
          <table:table-cell office:value-type="percentage" office:value="0.94237142242306859" table:style-name="ce47">
            <text:p>94,2%</text:p>
          </table:table-cell>
          <table:table-cell office:value-type="float" office:value="150809" table:style-name="ce46">
            <text:p>150.809</text:p>
          </table:table-cell>
          <table:table-cell office:value-type="percentage" office:value="0.90308575808566827" table:style-name="ce47">
            <text:p>90,3%</text:p>
          </table:table-cell>
          <table:table-cell office:value-type="float" office:value="91121" table:style-name="ce46">
            <text:p>91.121</text:p>
          </table:table-cell>
          <table:table-cell office:value-type="percentage" office:value="0.79615730749403679" table:style-name="ce47">
            <text:p>79,6%</text:p>
          </table:table-cell>
          <table:table-cell office:value-type="float" office:value="66767" table:style-name="ce46">
            <text:p>66.767</text:p>
          </table:table-cell>
          <table:table-cell office:value-type="percentage" office:value="0.84396607298605753" table:style-name="ce47">
            <text:p>84,4%</text:p>
          </table:table-cell>
          <table:table-cell office:value-type="float" office:value="60645" table:style-name="ce46">
            <text:p>60.645</text:p>
          </table:table-cell>
          <table:table-cell office:value-type="percentage" office:value="0.94757812500000005" table:style-name="ce47">
            <text:p>94,8%</text:p>
          </table:table-cell>
          <table:table-cell office:value-type="float" office:value="874174" table:style-name="ce46">
            <text:p>874.17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01962466017152" table:style-name="ce47">
            <text:p>93,6%</text:p>
          </table:table-cell>
          <table:table-cell office:value-type="percentage" office:value="0.85805627100543391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55" table:style-name="ce46">
            <text:p>51.555</text:p>
          </table:table-cell>
          <table:table-cell office:value-type="percentage" office:value="1" table:style-name="ce47">
            <text:p>100,0%</text:p>
          </table:table-cell>
          <table:table-cell office:value-type="float" office:value="79377" table:style-name="ce46">
            <text:p>79.377</text:p>
          </table:table-cell>
          <table:table-cell office:value-type="percentage" office:value="0.98585374335535791" table:style-name="ce47">
            <text:p>98,6%</text:p>
          </table:table-cell>
          <table:table-cell office:value-type="float" office:value="110631" table:style-name="ce46">
            <text:p>110.631</text:p>
          </table:table-cell>
          <table:table-cell office:value-type="percentage" office:value="0.94370089822657832" table:style-name="ce47">
            <text:p>94,4%</text:p>
          </table:table-cell>
          <table:table-cell office:value-type="float" office:value="150830" table:style-name="ce46">
            <text:p>150.830</text:p>
          </table:table-cell>
          <table:table-cell office:value-type="percentage" office:value="0.90972695525250757" table:style-name="ce47">
            <text:p>91,0%</text:p>
          </table:table-cell>
          <table:table-cell office:value-type="float" office:value="168681" table:style-name="ce46">
            <text:p>168.681</text:p>
          </table:table-cell>
          <table:table-cell office:value-type="percentage" office:value="0.81815668470985392" table:style-name="ce47">
            <text:p>81,8%</text:p>
          </table:table-cell>
          <table:table-cell office:value-type="float" office:value="128291" table:style-name="ce46">
            <text:p>128.291</text:p>
          </table:table-cell>
          <table:table-cell office:value-type="percentage" office:value="0.70417208692167932" table:style-name="ce47">
            <text:p>70,4%</text:p>
          </table:table-cell>
          <table:table-cell office:value-type="float" office:value="98586" table:style-name="ce46">
            <text:p>98.586</text:p>
          </table:table-cell>
          <table:table-cell office:value-type="percentage" office:value="0.71469168201128008" table:style-name="ce47">
            <text:p>71,5%</text:p>
          </table:table-cell>
          <table:table-cell office:value-type="float" office:value="75724" table:style-name="ce46">
            <text:p>75.724</text:p>
          </table:table-cell>
          <table:table-cell office:value-type="percentage" office:value="0.79308755760368665" table:style-name="ce47">
            <text:p>79,3%</text:p>
          </table:table-cell>
          <table:table-cell office:value-type="float" office:value="863675" table:style-name="ce46">
            <text:p>863.67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457584404565999" table:style-name="ce47">
            <text:p>83,5%</text:p>
          </table:table-cell>
          <table:table-cell office:value-type="percentage" office:value="0.7372115236060478" table:style-name="ce47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211" table:style-name="ce46">
            <text:p>93.211</text:p>
          </table:table-cell>
          <table:table-cell office:value-type="percentage" office:value="1" table:style-name="ce47">
            <text:p>100,0%</text:p>
          </table:table-cell>
          <table:table-cell office:value-type="float" office:value="151692" table:style-name="ce46">
            <text:p>151.692</text:p>
          </table:table-cell>
          <table:table-cell office:value-type="percentage" office:value="0.98162828170399463" table:style-name="ce47">
            <text:p>98,2%</text:p>
          </table:table-cell>
          <table:table-cell office:value-type="float" office:value="224902" table:style-name="ce46">
            <text:p>224.902</text:p>
          </table:table-cell>
          <table:table-cell office:value-type="percentage" office:value="0.95665526687424496" table:style-name="ce47">
            <text:p>95,7%</text:p>
          </table:table-cell>
          <table:table-cell office:value-type="float" office:value="321371" table:style-name="ce46">
            <text:p>321.371</text:p>
          </table:table-cell>
          <table:table-cell office:value-type="percentage" office:value="0.91686161957365231" table:style-name="ce47">
            <text:p>91,7%</text:p>
          </table:table-cell>
          <table:table-cell office:value-type="float" office:value="318956" table:style-name="ce46">
            <text:p>318.956</text:p>
          </table:table-cell>
          <table:table-cell office:value-type="percentage" office:value="0.82221259834400551" table:style-name="ce47">
            <text:p>82,2%</text:p>
          </table:table-cell>
          <table:table-cell office:value-type="float" office:value="231054" table:style-name="ce46">
            <text:p>231.054</text:p>
          </table:table-cell>
          <table:table-cell office:value-type="percentage" office:value="0.7430966057105366" table:style-name="ce47">
            <text:p>74,3%</text:p>
          </table:table-cell>
          <table:table-cell office:value-type="float" office:value="190103" table:style-name="ce46">
            <text:p>190.103</text:p>
          </table:table-cell>
          <table:table-cell office:value-type="percentage" office:value="0.7551321162432274" table:style-name="ce47">
            <text:p>75,5%</text:p>
          </table:table-cell>
          <table:table-cell office:value-type="float" office:value="155370" table:style-name="ce46">
            <text:p>155.370</text:p>
          </table:table-cell>
          <table:table-cell office:value-type="percentage" office:value="0.86414122593814136" table:style-name="ce47">
            <text:p>86,4%</text:p>
          </table:table-cell>
          <table:table-cell office:value-type="float" office:value="1686659" table:style-name="ce46">
            <text:p>1.686.65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020061465523312" table:style-name="ce47">
            <text:p>86,0%</text:p>
          </table:table-cell>
          <table:table-cell office:value-type="percentage" office:value="0.77513612432627188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76" table:style-name="ce46">
            <text:p>42.376</text:p>
          </table:table-cell>
          <table:table-cell office:value-type="percentage" office:value="1" table:style-name="ce47">
            <text:p>100,0%</text:p>
          </table:table-cell>
          <table:table-cell office:value-type="float" office:value="55982" table:style-name="ce46">
            <text:p>55.982</text:p>
          </table:table-cell>
          <table:table-cell office:value-type="percentage" office:value="1" table:style-name="ce47">
            <text:p>100,0%</text:p>
          </table:table-cell>
          <table:table-cell office:value-type="float" office:value="76775" table:style-name="ce46">
            <text:p>76.775</text:p>
          </table:table-cell>
          <table:table-cell office:value-type="percentage" office:value="0.99263042213459174" table:style-name="ce47">
            <text:p>99,3%</text:p>
          </table:table-cell>
          <table:table-cell office:value-type="float" office:value="84434" table:style-name="ce46">
            <text:p>84.434</text:p>
          </table:table-cell>
          <table:table-cell office:value-type="percentage" office:value="0.93853096794273261" table:style-name="ce47">
            <text:p>93,9%</text:p>
          </table:table-cell>
          <table:table-cell office:value-type="float" office:value="88243" table:style-name="ce46">
            <text:p>88.243</text:p>
          </table:table-cell>
          <table:table-cell office:value-type="percentage" office:value="0.90256625310681304" table:style-name="ce47">
            <text:p>90,3%</text:p>
          </table:table-cell>
          <table:table-cell office:value-type="float" office:value="55005" table:style-name="ce46">
            <text:p>55.005</text:p>
          </table:table-cell>
          <table:table-cell office:value-type="percentage" office:value="0.78051168532629522" table:style-name="ce47">
            <text:p>78,1%</text:p>
          </table:table-cell>
          <table:table-cell office:value-type="float" office:value="41512" table:style-name="ce46">
            <text:p>41.512</text:p>
          </table:table-cell>
          <table:table-cell office:value-type="percentage" office:value="0.82193842193842193" table:style-name="ce47">
            <text:p>82,2%</text:p>
          </table:table-cell>
          <table:table-cell office:value-type="float" office:value="39833" table:style-name="ce46">
            <text:p>39.833</text:p>
          </table:table-cell>
          <table:table-cell office:value-type="percentage" office:value="0.90605736642176371" table:style-name="ce47">
            <text:p>90,6%</text:p>
          </table:table-cell>
          <table:table-cell office:value-type="float" office:value="484160" table:style-name="ce46">
            <text:p>484.16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374558074665114" table:style-name="ce47">
            <text:p>92,4%</text:p>
          </table:table-cell>
          <table:table-cell office:value-type="percentage" office:value="0.83059846801794457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92" table:style-name="ce46">
            <text:p>229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50979" table:style-name="ce46">
            <text:p>250.979</text:p>
          </table:table-cell>
          <table:table-cell office:value-type="percentage" office:value="1" table:style-name="ce47">
            <text:p>100,0%</text:p>
          </table:table-cell>
          <table:table-cell office:value-type="float" office:value="320897" table:style-name="ce46">
            <text:p>320.897</text:p>
          </table:table-cell>
          <table:table-cell office:value-type="percentage" office:value="1" table:style-name="ce47">
            <text:p>100,0%</text:p>
          </table:table-cell>
          <table:table-cell office:value-type="float" office:value="353488" table:style-name="ce46">
            <text:p>353.488</text:p>
          </table:table-cell>
          <table:table-cell office:value-type="percentage" office:value="0.92736407162064671" table:style-name="ce47">
            <text:p>92,7%</text:p>
          </table:table-cell>
          <table:table-cell office:value-type="float" office:value="321292" table:style-name="ce46">
            <text:p>321.292</text:p>
          </table:table-cell>
          <table:table-cell office:value-type="percentage" office:value="0.88435887202213015" table:style-name="ce47">
            <text:p>88,4%</text:p>
          </table:table-cell>
          <table:table-cell office:value-type="float" office:value="213465" table:style-name="ce46">
            <text:p>213.465</text:p>
          </table:table-cell>
          <table:table-cell office:value-type="percentage" office:value="0.7971566529615397" table:style-name="ce47">
            <text:p>79,7%</text:p>
          </table:table-cell>
          <table:table-cell office:value-type="float" office:value="174329" table:style-name="ce46">
            <text:p>174.329</text:p>
          </table:table-cell>
          <table:table-cell office:value-type="percentage" office:value="0.82618029819057281" table:style-name="ce47">
            <text:p>82,6%</text:p>
          </table:table-cell>
          <table:table-cell office:value-type="float" office:value="145466" table:style-name="ce46">
            <text:p>145.466</text:p>
          </table:table-cell>
          <table:table-cell office:value-type="percentage" office:value="0.87978855947067292" table:style-name="ce47">
            <text:p>88,0%</text:p>
          </table:table-cell>
          <table:table-cell office:value-type="float" office:value="2009408" table:style-name="ce46">
            <text:p>2.009.40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333382194073943" table:style-name="ce47">
            <text:p>92,3%</text:p>
          </table:table-cell>
          <table:table-cell office:value-type="percentage" office:value="0.83902997931453183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492" table:style-name="ce46">
            <text:p>138.492</text:p>
          </table:table-cell>
          <table:table-cell office:value-type="percentage" office:value="1" table:style-name="ce47">
            <text:p>100,0%</text:p>
          </table:table-cell>
          <table:table-cell office:value-type="float" office:value="158718" table:style-name="ce46">
            <text:p>158.718</text:p>
          </table:table-cell>
          <table:table-cell office:value-type="percentage" office:value="0.99759272411864164" table:style-name="ce47">
            <text:p>99,8%</text:p>
          </table:table-cell>
          <table:table-cell office:value-type="float" office:value="222801" table:style-name="ce46">
            <text:p>222.801</text:p>
          </table:table-cell>
          <table:table-cell office:value-type="percentage" office:value="1" table:style-name="ce47">
            <text:p>100,0%</text:p>
          </table:table-cell>
          <table:table-cell office:value-type="float" office:value="286858" table:style-name="ce46">
            <text:p>286.858</text:p>
          </table:table-cell>
          <table:table-cell office:value-type="percentage" office:value="0.93293829152004371" table:style-name="ce47">
            <text:p>93,3%</text:p>
          </table:table-cell>
          <table:table-cell office:value-type="float" office:value="287757" table:style-name="ce46">
            <text:p>287.757</text:p>
          </table:table-cell>
          <table:table-cell office:value-type="percentage" office:value="0.87039518458583509" table:style-name="ce47">
            <text:p>87,0%</text:p>
          </table:table-cell>
          <table:table-cell office:value-type="float" office:value="206583" table:style-name="ce46">
            <text:p>206.583</text:p>
          </table:table-cell>
          <table:table-cell office:value-type="percentage" office:value="0.7769169728583194" table:style-name="ce47">
            <text:p>77,7%</text:p>
          </table:table-cell>
          <table:table-cell office:value-type="float" office:value="174065" table:style-name="ce46">
            <text:p>174.065</text:p>
          </table:table-cell>
          <table:table-cell office:value-type="percentage" office:value="0.79813745764343913" table:style-name="ce47">
            <text:p>79,8%</text:p>
          </table:table-cell>
          <table:table-cell office:value-type="float" office:value="150892" table:style-name="ce46">
            <text:p>150.892</text:p>
          </table:table-cell>
          <table:table-cell office:value-type="percentage" office:value="0.86733497344400245" table:style-name="ce47">
            <text:p>86,7%</text:p>
          </table:table-cell>
          <table:table-cell office:value-type="float" office:value="1626166" table:style-name="ce46">
            <text:p>1.626.16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90382489009191" table:style-name="ce47">
            <text:p>89,9%</text:p>
          </table:table-cell>
          <table:table-cell office:value-type="percentage" office:value="0.79510527224197292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140" table:style-name="ce46">
            <text:p>459.140</text:p>
          </table:table-cell>
          <table:table-cell office:value-type="percentage" office:value="1" table:style-name="ce47">
            <text:p>100,0%</text:p>
          </table:table-cell>
          <table:table-cell office:value-type="float" office:value="618807" table:style-name="ce46">
            <text:p>618.807</text:p>
          </table:table-cell>
          <table:table-cell office:value-type="percentage" office:value="0.97405130239323023" table:style-name="ce47">
            <text:p>97,4%</text:p>
          </table:table-cell>
          <table:table-cell office:value-type="float" office:value="800739" table:style-name="ce46">
            <text:p>800.739</text:p>
          </table:table-cell>
          <table:table-cell office:value-type="percentage" office:value="0.95601038224225865" table:style-name="ce47">
            <text:p>95,6%</text:p>
          </table:table-cell>
          <table:table-cell office:value-type="float" office:value="1027751" table:style-name="ce46">
            <text:p>1.027.751</text:p>
          </table:table-cell>
          <table:table-cell office:value-type="percentage" office:value="0.94135356940042869" table:style-name="ce47">
            <text:p>94,1%</text:p>
          </table:table-cell>
          <table:table-cell office:value-type="float" office:value="1132804" table:style-name="ce46">
            <text:p>1.132.804</text:p>
          </table:table-cell>
          <table:table-cell office:value-type="percentage" office:value="0.86029975204195164" table:style-name="ce47">
            <text:p>86,0%</text:p>
          </table:table-cell>
          <table:table-cell office:value-type="float" office:value="785621" table:style-name="ce46">
            <text:p>785.621</text:p>
          </table:table-cell>
          <table:table-cell office:value-type="percentage" office:value="0.75204087102690653" table:style-name="ce47">
            <text:p>75,2%</text:p>
          </table:table-cell>
          <table:table-cell office:value-type="float" office:value="647927" table:style-name="ce46">
            <text:p>647.927</text:p>
          </table:table-cell>
          <table:table-cell office:value-type="percentage" office:value="0.77232085918456139" table:style-name="ce47">
            <text:p>77,2%</text:p>
          </table:table-cell>
          <table:table-cell office:value-type="float" office:value="538564" table:style-name="ce46">
            <text:p>538.564</text:p>
          </table:table-cell>
          <table:table-cell office:value-type="percentage" office:value="0.82077401145441853" table:style-name="ce47">
            <text:p>82,1%</text:p>
          </table:table-cell>
          <table:table-cell office:value-type="float" office:value="6011353" table:style-name="ce46">
            <text:p>6.011.35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522392536209515" table:style-name="ce47">
            <text:p>87,5%</text:p>
          </table:table-cell>
          <table:table-cell office:value-type="percentage" office:value="0.77261991196171853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79" table:style-name="ce46">
            <text:p>297.479</text:p>
          </table:table-cell>
          <table:table-cell office:value-type="percentage" office:value="1" table:style-name="ce47">
            <text:p>100,0%</text:p>
          </table:table-cell>
          <table:table-cell office:value-type="float" office:value="434825" table:style-name="ce46">
            <text:p>434.825</text:p>
          </table:table-cell>
          <table:table-cell office:value-type="percentage" office:value="0.99306402473838784" table:style-name="ce47">
            <text:p>99,3%</text:p>
          </table:table-cell>
          <table:table-cell office:value-type="float" office:value="570836" table:style-name="ce46">
            <text:p>570.836</text:p>
          </table:table-cell>
          <table:table-cell office:value-type="percentage" office:value="0.98296620793211276" table:style-name="ce47">
            <text:p>98,3%</text:p>
          </table:table-cell>
          <table:table-cell office:value-type="float" office:value="715804" table:style-name="ce46">
            <text:p>715.804</text:p>
          </table:table-cell>
          <table:table-cell office:value-type="percentage" office:value="0.95144443824152569" table:style-name="ce47">
            <text:p>95,1%</text:p>
          </table:table-cell>
          <table:table-cell office:value-type="float" office:value="754362" table:style-name="ce46">
            <text:p>754.362</text:p>
          </table:table-cell>
          <table:table-cell office:value-type="percentage" office:value="0.88582976744622988" table:style-name="ce47">
            <text:p>88,6%</text:p>
          </table:table-cell>
          <table:table-cell office:value-type="float" office:value="512318" table:style-name="ce46">
            <text:p>512.318</text:p>
          </table:table-cell>
          <table:table-cell office:value-type="percentage" office:value="0.78968923745181185" table:style-name="ce47">
            <text:p>79,0%</text:p>
          </table:table-cell>
          <table:table-cell office:value-type="float" office:value="427884" table:style-name="ce46">
            <text:p>427.884</text:p>
          </table:table-cell>
          <table:table-cell office:value-type="percentage" office:value="0.82903012055195824" table:style-name="ce47">
            <text:p>82,9%</text:p>
          </table:table-cell>
          <table:table-cell office:value-type="float" office:value="375025" table:style-name="ce46">
            <text:p>375.025</text:p>
          </table:table-cell>
          <table:table-cell office:value-type="percentage" office:value="0.88338660780955924" table:style-name="ce47">
            <text:p>88,3%</text:p>
          </table:table-cell>
          <table:table-cell office:value-type="float" office:value="4088533" table:style-name="ce46">
            <text:p>4.088.53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089904129680144" table:style-name="ce47">
            <text:p>91,1%</text:p>
          </table:table-cell>
          <table:table-cell office:value-type="percentage" office:value="0.80843338402520049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4" table:style-name="ce46">
            <text:p>78.304</text:p>
          </table:table-cell>
          <table:table-cell office:value-type="percentage" office:value="1" table:style-name="ce47">
            <text:p>100,0%</text:p>
          </table:table-cell>
          <table:table-cell office:value-type="float" office:value="95990" table:style-name="ce46">
            <text:p>95.990</text:p>
          </table:table-cell>
          <table:table-cell office:value-type="percentage" office:value="1" table:style-name="ce47">
            <text:p>100,0%</text:p>
          </table:table-cell>
          <table:table-cell office:value-type="float" office:value="132953" table:style-name="ce46">
            <text:p>132.953</text:p>
          </table:table-cell>
          <table:table-cell office:value-type="percentage" office:value="1" table:style-name="ce47">
            <text:p>100,0%</text:p>
          </table:table-cell>
          <table:table-cell office:value-type="float" office:value="161640" table:style-name="ce46">
            <text:p>161.640</text:p>
          </table:table-cell>
          <table:table-cell office:value-type="percentage" office:value="0.95522881996974285" table:style-name="ce47">
            <text:p>95,5%</text:p>
          </table:table-cell>
          <table:table-cell office:value-type="float" office:value="146441" table:style-name="ce46">
            <text:p>146.441</text:p>
          </table:table-cell>
          <table:table-cell office:value-type="percentage" office:value="0.91815993078109526" table:style-name="ce47">
            <text:p>91,8%</text:p>
          </table:table-cell>
          <table:table-cell office:value-type="float" office:value="113457" table:style-name="ce46">
            <text:p>113.457</text:p>
          </table:table-cell>
          <table:table-cell office:value-type="percentage" office:value="0.84999887622772119" table:style-name="ce47">
            <text:p>85,0%</text:p>
          </table:table-cell>
          <table:table-cell office:value-type="float" office:value="93877" table:style-name="ce46">
            <text:p>93.877</text:p>
          </table:table-cell>
          <table:table-cell office:value-type="percentage" office:value="0.82842393222732091" table:style-name="ce47">
            <text:p>82,8%</text:p>
          </table:table-cell>
          <table:table-cell office:value-type="float" office:value="77765" table:style-name="ce46">
            <text:p>77.765</text:p>
          </table:table-cell>
          <table:table-cell office:value-type="percentage" office:value="0.91758112094395283" table:style-name="ce47">
            <text:p>91,8%</text:p>
          </table:table-cell>
          <table:table-cell office:value-type="float" office:value="900427" table:style-name="ce46">
            <text:p>900.42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40115078395326" table:style-name="ce47">
            <text:p>94,4%</text:p>
          </table:table-cell>
          <table:table-cell office:value-type="percentage" office:value="0.84627631728583153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18" table:style-name="ce46">
            <text:p>242.418</text:p>
          </table:table-cell>
          <table:table-cell office:value-type="percentage" office:value="1" table:style-name="ce47">
            <text:p>100,0%</text:p>
          </table:table-cell>
          <table:table-cell office:value-type="float" office:value="291421" table:style-name="ce46">
            <text:p>291.421</text:p>
          </table:table-cell>
          <table:table-cell office:value-type="percentage" office:value="1" table:style-name="ce47">
            <text:p>100,0%</text:p>
          </table:table-cell>
          <table:table-cell office:value-type="float" office:value="346315" table:style-name="ce46">
            <text:p>346.315</text:p>
          </table:table-cell>
          <table:table-cell office:value-type="percentage" office:value="0.99823594012573247" table:style-name="ce47">
            <text:p>99,8%</text:p>
          </table:table-cell>
          <table:table-cell office:value-type="float" office:value="391247" table:style-name="ce46">
            <text:p>391.247</text:p>
          </table:table-cell>
          <table:table-cell office:value-type="percentage" office:value="0.96392609802187301" table:style-name="ce47">
            <text:p>96,4%</text:p>
          </table:table-cell>
          <table:table-cell office:value-type="float" office:value="408597" table:style-name="ce46">
            <text:p>408.597</text:p>
          </table:table-cell>
          <table:table-cell office:value-type="percentage" office:value="0.92188095780660217" table:style-name="ce47">
            <text:p>92,2%</text:p>
          </table:table-cell>
          <table:table-cell office:value-type="float" office:value="264396" table:style-name="ce46">
            <text:p>264.396</text:p>
          </table:table-cell>
          <table:table-cell office:value-type="percentage" office:value="0.81753079701182407" table:style-name="ce47">
            <text:p>81,8%</text:p>
          </table:table-cell>
          <table:table-cell office:value-type="float" office:value="199655" table:style-name="ce46">
            <text:p>199.655</text:p>
          </table:table-cell>
          <table:table-cell office:value-type="percentage" office:value="0.86437845537078806" table:style-name="ce47">
            <text:p>86,4%</text:p>
          </table:table-cell>
          <table:table-cell office:value-type="float" office:value="169924" table:style-name="ce46">
            <text:p>169.924</text:p>
          </table:table-cell>
          <table:table-cell office:value-type="percentage" office:value="0.94398551167454603" table:style-name="ce47">
            <text:p>94,4%</text:p>
          </table:table-cell>
          <table:table-cell office:value-type="float" office:value="2313973" table:style-name="ce46">
            <text:p>2.313.97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74835129152734" table:style-name="ce47">
            <text:p>94,3%</text:p>
          </table:table-cell>
          <table:table-cell office:value-type="percentage" office:value="0.85645004347071363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2" table:style-name="ce46">
            <text:p>23.382</text:p>
          </table:table-cell>
          <table:table-cell office:value-type="percentage" office:value="1" table:style-name="ce47">
            <text:p>100,0%</text:p>
          </table:table-cell>
          <table:table-cell office:value-type="float" office:value="28677" table:style-name="ce46">
            <text:p>28.677</text:p>
          </table:table-cell>
          <table:table-cell office:value-type="percentage" office:value="1" table:style-name="ce47">
            <text:p>100,0%</text:p>
          </table:table-cell>
          <table:table-cell office:value-type="float" office:value="38089" table:style-name="ce46">
            <text:p>38.089</text:p>
          </table:table-cell>
          <table:table-cell office:value-type="percentage" office:value="1" table:style-name="ce47">
            <text:p>100,0%</text:p>
          </table:table-cell>
          <table:table-cell office:value-type="float" office:value="45449" table:style-name="ce46">
            <text:p>45.449</text:p>
          </table:table-cell>
          <table:table-cell office:value-type="percentage" office:value="0.95352886874790199" table:style-name="ce47">
            <text:p>95,4%</text:p>
          </table:table-cell>
          <table:table-cell office:value-type="float" office:value="47662" table:style-name="ce46">
            <text:p>47.662</text:p>
          </table:table-cell>
          <table:table-cell office:value-type="percentage" office:value="0.90018320206999447" table:style-name="ce47">
            <text:p>90,0%</text:p>
          </table:table-cell>
          <table:table-cell office:value-type="float" office:value="31390" table:style-name="ce46">
            <text:p>31.390</text:p>
          </table:table-cell>
          <table:table-cell office:value-type="percentage" office:value="0.79834176861059536" table:style-name="ce47">
            <text:p>79,8%</text:p>
          </table:table-cell>
          <table:table-cell office:value-type="float" office:value="24338" table:style-name="ce46">
            <text:p>24.338</text:p>
          </table:table-cell>
          <table:table-cell office:value-type="percentage" office:value="0.79906756845492155" table:style-name="ce47">
            <text:p>79,9%</text:p>
          </table:table-cell>
          <table:table-cell office:value-type="float" office:value="22200" table:style-name="ce46">
            <text:p>22.200</text:p>
          </table:table-cell>
          <table:table-cell office:value-type="percentage" office:value="0.86949710167632777" table:style-name="ce47">
            <text:p>86,9%</text:p>
          </table:table-cell>
          <table:table-cell office:value-type="float" office:value="261187" table:style-name="ce46">
            <text:p>261.18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976969398175867" table:style-name="ce47">
            <text:p>92,0%</text:p>
          </table:table-cell>
          <table:table-cell office:value-type="percentage" office:value="0.81642879023737625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365" table:style-name="ce46">
            <text:p>374.365</text:p>
          </table:table-cell>
          <table:table-cell office:value-type="percentage" office:value="1" table:style-name="ce47">
            <text:p>100,0%</text:p>
          </table:table-cell>
          <table:table-cell office:value-type="float" office:value="511725" table:style-name="ce46">
            <text:p>511.725</text:p>
          </table:table-cell>
          <table:table-cell office:value-type="percentage" office:value="0.97271142656739173" table:style-name="ce47">
            <text:p>97,3%</text:p>
          </table:table-cell>
          <table:table-cell office:value-type="float" office:value="690317" table:style-name="ce46">
            <text:p>690.317</text:p>
          </table:table-cell>
          <table:table-cell office:value-type="percentage" office:value="0.98150778518546955" table:style-name="ce47">
            <text:p>98,2%</text:p>
          </table:table-cell>
          <table:table-cell office:value-type="float" office:value="943689" table:style-name="ce46">
            <text:p>943.689</text:p>
          </table:table-cell>
          <table:table-cell office:value-type="percentage" office:value="0.97009199379512179" table:style-name="ce47">
            <text:p>97,0%</text:p>
          </table:table-cell>
          <table:table-cell office:value-type="float" office:value="1037176" table:style-name="ce46">
            <text:p>1.037.176</text:p>
          </table:table-cell>
          <table:table-cell office:value-type="percentage" office:value="0.88953841905158881" table:style-name="ce47">
            <text:p>89,0%</text:p>
          </table:table-cell>
          <table:table-cell office:value-type="float" office:value="755300" table:style-name="ce46">
            <text:p>755.300</text:p>
          </table:table-cell>
          <table:table-cell office:value-type="percentage" office:value="0.79535402889516027" table:style-name="ce47">
            <text:p>79,5%</text:p>
          </table:table-cell>
          <table:table-cell office:value-type="float" office:value="607714" table:style-name="ce46">
            <text:p>607.714</text:p>
          </table:table-cell>
          <table:table-cell office:value-type="percentage" office:value="0.81849759251153242" table:style-name="ce47">
            <text:p>81,8%</text:p>
          </table:table-cell>
          <table:table-cell office:value-type="float" office:value="459251" table:style-name="ce46">
            <text:p>459.251</text:p>
          </table:table-cell>
          <table:table-cell office:value-type="percentage" office:value="0.82965881541057407" table:style-name="ce47">
            <text:p>83,0%</text:p>
          </table:table-cell>
          <table:table-cell office:value-type="float" office:value="5379537" table:style-name="ce46">
            <text:p>5.379.53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989857705091236" table:style-name="ce47">
            <text:p>90,0%</text:p>
          </table:table-cell>
          <table:table-cell office:value-type="percentage" office:value="0.79345514262182504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42" table:style-name="ce46">
            <text:p>74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03476" table:style-name="ce46">
            <text:p>103.476</text:p>
          </table:table-cell>
          <table:table-cell office:value-type="percentage" office:value="1" table:style-name="ce47">
            <text:p>100,0%</text:p>
          </table:table-cell>
          <table:table-cell office:value-type="float" office:value="148597" table:style-name="ce46">
            <text:p>148.597</text:p>
          </table:table-cell>
          <table:table-cell office:value-type="percentage" office:value="1" table:style-name="ce47">
            <text:p>100,0%</text:p>
          </table:table-cell>
          <table:table-cell office:value-type="float" office:value="207829" table:style-name="ce46">
            <text:p>207.829</text:p>
          </table:table-cell>
          <table:table-cell office:value-type="percentage" office:value="0.97455171249577976" table:style-name="ce47">
            <text:p>97,5%</text:p>
          </table:table-cell>
          <table:table-cell office:value-type="float" office:value="232400" table:style-name="ce46">
            <text:p>232.400</text:p>
          </table:table-cell>
          <table:table-cell office:value-type="percentage" office:value="0.91439543274432733" table:style-name="ce47">
            <text:p>91,4%</text:p>
          </table:table-cell>
          <table:table-cell office:value-type="float" office:value="168335" table:style-name="ce46">
            <text:p>168.335</text:p>
          </table:table-cell>
          <table:table-cell office:value-type="percentage" office:value="0.80541906097041671" table:style-name="ce47">
            <text:p>80,5%</text:p>
          </table:table-cell>
          <table:table-cell office:value-type="float" office:value="142347" table:style-name="ce46">
            <text:p>142.347</text:p>
          </table:table-cell>
          <table:table-cell office:value-type="percentage" office:value="0.82640727323394181" table:style-name="ce47">
            <text:p>82,6%</text:p>
          </table:table-cell>
          <table:table-cell office:value-type="float" office:value="121143" table:style-name="ce46">
            <text:p>121.143</text:p>
          </table:table-cell>
          <table:table-cell office:value-type="percentage" office:value="0.8537570298955558" table:style-name="ce47">
            <text:p>85,4%</text:p>
          </table:table-cell>
          <table:table-cell office:value-type="float" office:value="1198169" table:style-name="ce46">
            <text:p>1.198.16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453718198936451" table:style-name="ce47">
            <text:p>91,5%</text:p>
          </table:table-cell>
          <table:table-cell office:value-type="percentage" office:value="0.79283256057398799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0" table:style-name="ce46">
            <text:p>42.520</text:p>
          </table:table-cell>
          <table:table-cell office:value-type="percentage" office:value="1" table:style-name="ce47">
            <text:p>100,0%</text:p>
          </table:table-cell>
          <table:table-cell office:value-type="float" office:value="55911" table:style-name="ce46">
            <text:p>55.911</text:p>
          </table:table-cell>
          <table:table-cell office:value-type="percentage" office:value="1" table:style-name="ce47">
            <text:p>100,0%</text:p>
          </table:table-cell>
          <table:table-cell office:value-type="float" office:value="72337" table:style-name="ce46">
            <text:p>72.337</text:p>
          </table:table-cell>
          <table:table-cell office:value-type="percentage" office:value="0.97959211310329886" table:style-name="ce47">
            <text:p>98,0%</text:p>
          </table:table-cell>
          <table:table-cell office:value-type="float" office:value="92009" table:style-name="ce46">
            <text:p>92.009</text:p>
          </table:table-cell>
          <table:table-cell office:value-type="percentage" office:value="0.95154818292758603" table:style-name="ce47">
            <text:p>95,2%</text:p>
          </table:table-cell>
          <table:table-cell office:value-type="float" office:value="95509" table:style-name="ce46">
            <text:p>95.509</text:p>
          </table:table-cell>
          <table:table-cell office:value-type="percentage" office:value="0.88432621618118179" table:style-name="ce47">
            <text:p>88,4%</text:p>
          </table:table-cell>
          <table:table-cell office:value-type="float" office:value="64323" table:style-name="ce46">
            <text:p>64.323</text:p>
          </table:table-cell>
          <table:table-cell office:value-type="percentage" office:value="0.79078201644926915" table:style-name="ce47">
            <text:p>79,1%</text:p>
          </table:table-cell>
          <table:table-cell office:value-type="float" office:value="57476" table:style-name="ce46">
            <text:p>57.476</text:p>
          </table:table-cell>
          <table:table-cell office:value-type="percentage" office:value="0.84365963568042035" table:style-name="ce47">
            <text:p>84,4%</text:p>
          </table:table-cell>
          <table:table-cell office:value-type="float" office:value="49402" table:style-name="ce46">
            <text:p>49.402</text:p>
          </table:table-cell>
          <table:table-cell office:value-type="percentage" office:value="0.87610839185642331" table:style-name="ce47">
            <text:p>87,6%</text:p>
          </table:table-cell>
          <table:table-cell office:value-type="float" office:value="529487" table:style-name="ce46">
            <text:p>529.48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078241484534384" table:style-name="ce47">
            <text:p>91,1%</text:p>
          </table:table-cell>
          <table:table-cell office:value-type="percentage" office:value="0.80080066908954517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64" table:style-name="ce46">
            <text:p>164.264</text:p>
          </table:table-cell>
          <table:table-cell office:value-type="percentage" office:value="1" table:style-name="ce47">
            <text:p>100,0%</text:p>
          </table:table-cell>
          <table:table-cell office:value-type="float" office:value="213822" table:style-name="ce46">
            <text:p>213.822</text:p>
          </table:table-cell>
          <table:table-cell office:value-type="percentage" office:value="1" table:style-name="ce47">
            <text:p>100,0%</text:p>
          </table:table-cell>
          <table:table-cell office:value-type="float" office:value="278734" table:style-name="ce46">
            <text:p>278.734</text:p>
          </table:table-cell>
          <table:table-cell office:value-type="percentage" office:value="0.99505567276764517" table:style-name="ce47">
            <text:p>99,5%</text:p>
          </table:table-cell>
          <table:table-cell office:value-type="float" office:value="324242" table:style-name="ce46">
            <text:p>324.242</text:p>
          </table:table-cell>
          <table:table-cell office:value-type="percentage" office:value="0.95371745735740943" table:style-name="ce47">
            <text:p>95,4%</text:p>
          </table:table-cell>
          <table:table-cell office:value-type="float" office:value="321147" table:style-name="ce46">
            <text:p>321.147</text:p>
          </table:table-cell>
          <table:table-cell office:value-type="percentage" office:value="0.88682058801600516" table:style-name="ce47">
            <text:p>88,7%</text:p>
          </table:table-cell>
          <table:table-cell office:value-type="float" office:value="204004" table:style-name="ce46">
            <text:p>204.004</text:p>
          </table:table-cell>
          <table:table-cell office:value-type="percentage" office:value="0.7829955132166283" table:style-name="ce47">
            <text:p>78,3%</text:p>
          </table:table-cell>
          <table:table-cell office:value-type="float" office:value="165166" table:style-name="ce46">
            <text:p>165.166</text:p>
          </table:table-cell>
          <table:table-cell office:value-type="percentage" office:value="0.81954409677771489" table:style-name="ce47">
            <text:p>82,0%</text:p>
          </table:table-cell>
          <table:table-cell office:value-type="float" office:value="147724" table:style-name="ce46">
            <text:p>147.724</text:p>
          </table:table-cell>
          <table:table-cell office:value-type="percentage" office:value="0.87614912873800455" table:style-name="ce47">
            <text:p>87,6%</text:p>
          </table:table-cell>
          <table:table-cell office:value-type="float" office:value="1819103" table:style-name="ce46">
            <text:p>1.819.10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691293550268327" table:style-name="ce47">
            <text:p>91,7%</text:p>
          </table:table-cell>
          <table:table-cell office:value-type="percentage" office:value="0.8192297784647089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3" table:style-name="ce46">
            <text:p>2.403</text:p>
          </table:table-cell>
          <table:table-cell office:value-type="percentage" office:value="0.92245681381957778" table:style-name="ce47">
            <text:p>92,2%</text:p>
          </table:table-cell>
          <table:table-cell office:value-type="float" office:value="3900" table:style-name="ce46">
            <text:p>3.900</text:p>
          </table:table-cell>
          <table:table-cell office:value-type="percentage" office:value="0.90319592403890692" table:style-name="ce47">
            <text:p>90,3%</text:p>
          </table:table-cell>
          <table:table-cell office:value-type="float" office:value="7674" table:style-name="ce46">
            <text:p>7.674</text:p>
          </table:table-cell>
          <table:table-cell office:value-type="percentage" office:value="0.97670866743031692" table:style-name="ce47">
            <text:p>97,7%</text:p>
          </table:table-cell>
          <table:table-cell office:value-type="float" office:value="10615" table:style-name="ce46">
            <text:p>10.615</text:p>
          </table:table-cell>
          <table:table-cell office:value-type="percentage" office:value="0.91857043959847695" table:style-name="ce47">
            <text:p>91,9%</text:p>
          </table:table-cell>
          <table:table-cell office:value-type="float" office:value="11204" table:style-name="ce46">
            <text:p>11.204</text:p>
          </table:table-cell>
          <table:table-cell office:value-type="percentage" office:value="0.88625217528872013" table:style-name="ce47">
            <text:p>88,6%</text:p>
          </table:table-cell>
          <table:table-cell office:value-type="float" office:value="9316" table:style-name="ce46">
            <text:p>9.316</text:p>
          </table:table-cell>
          <table:table-cell office:value-type="percentage" office:value="0.78325205986211532" table:style-name="ce47">
            <text:p>78,3%</text:p>
          </table:table-cell>
          <table:table-cell office:value-type="float" office:value="9329" table:style-name="ce46">
            <text:p>9.329</text:p>
          </table:table-cell>
          <table:table-cell office:value-type="percentage" office:value="0.85064283760372028" table:style-name="ce47">
            <text:p>85,1%</text:p>
          </table:table-cell>
          <table:table-cell office:value-type="float" office:value="8638" table:style-name="ce46">
            <text:p>8.638</text:p>
          </table:table-cell>
          <table:table-cell office:value-type="percentage" office:value="0.94652640806486965" table:style-name="ce47">
            <text:p>94,7%</text:p>
          </table:table-cell>
          <table:table-cell office:value-type="float" office:value="63079" table:style-name="ce46">
            <text:p>63.07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887479743535547" table:style-name="ce47">
            <text:p>88,9%</text:p>
          </table:table-cell>
          <table:table-cell office:value-type="percentage" office:value="0.74913897532125129" table:style-name="ce47">
            <text:p>7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9" table:style-name="ce46">
            <text:p>2.019</text:p>
          </table:table-cell>
          <table:table-cell office:value-type="percentage" office:value="0.85951468710089396" table:style-name="ce47">
            <text:p>86,0%</text:p>
          </table:table-cell>
          <table:table-cell office:value-type="float" office:value="3329" table:style-name="ce46">
            <text:p>3.329</text:p>
          </table:table-cell>
          <table:table-cell office:value-type="percentage" office:value="0.88820704375667026" table:style-name="ce47">
            <text:p>88,8%</text:p>
          </table:table-cell>
          <table:table-cell office:value-type="float" office:value="7201" table:style-name="ce46">
            <text:p>7.201</text:p>
          </table:table-cell>
          <table:table-cell office:value-type="percentage" office:value="0.92002044205953748" table:style-name="ce47">
            <text:p>92,0%</text:p>
          </table:table-cell>
          <table:table-cell office:value-type="float" office:value="9734" table:style-name="ce46">
            <text:p>9.734</text:p>
          </table:table-cell>
          <table:table-cell office:value-type="percentage" office:value="0.86149216744844681" table:style-name="ce47">
            <text:p>86,1%</text:p>
          </table:table-cell>
          <table:table-cell office:value-type="float" office:value="10125" table:style-name="ce46">
            <text:p>10.125</text:p>
          </table:table-cell>
          <table:table-cell office:value-type="percentage" office:value="0.84360939843359439" table:style-name="ce47">
            <text:p>84,4%</text:p>
          </table:table-cell>
          <table:table-cell office:value-type="float" office:value="8736" table:style-name="ce46">
            <text:p>8.736</text:p>
          </table:table-cell>
          <table:table-cell office:value-type="percentage" office:value="0.72001978076320783" table:style-name="ce47">
            <text:p>72,0%</text:p>
          </table:table-cell>
          <table:table-cell office:value-type="float" office:value="8966" table:style-name="ce46">
            <text:p>8.966</text:p>
          </table:table-cell>
          <table:table-cell office:value-type="percentage" office:value="0.74747811588161739" table:style-name="ce47">
            <text:p>74,7%</text:p>
          </table:table-cell>
          <table:table-cell office:value-type="float" office:value="8148" table:style-name="ce46">
            <text:p>8.148</text:p>
          </table:table-cell>
          <table:table-cell office:value-type="percentage" office:value="0.85105494046375596" table:style-name="ce47">
            <text:p>85,1%</text:p>
          </table:table-cell>
          <table:table-cell office:value-type="float" office:value="58258" table:style-name="ce46">
            <text:p>58.25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13797284531984" table:style-name="ce47">
            <text:p>82,1%</text:p>
          </table:table-cell>
          <table:table-cell office:value-type="percentage" office:value="0.66904772842114935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4" table:style-name="ce46">
            <text:p>3.674</text:p>
          </table:table-cell>
          <table:table-cell office:value-type="string" table:style-name="ce47">
            <text:p>-</text:p>
          </table:table-cell>
          <table:table-cell office:value-type="float" office:value="9769" table:style-name="ce46">
            <text:p>9.769</text:p>
          </table:table-cell>
          <table:table-cell office:value-type="string" table:style-name="ce47">
            <text:p>-</text:p>
          </table:table-cell>
          <table:table-cell office:value-type="float" office:value="22786" table:style-name="ce46">
            <text:p>22.786</text:p>
          </table:table-cell>
          <table:table-cell office:value-type="string" table:style-name="ce47">
            <text:p>-</text:p>
          </table:table-cell>
          <table:table-cell office:value-type="float" office:value="32834" table:style-name="ce46">
            <text:p>32.834</text:p>
          </table:table-cell>
          <table:table-cell office:value-type="string" table:style-name="ce47">
            <text:p>-</text:p>
          </table:table-cell>
          <table:table-cell office:value-type="float" office:value="24884" table:style-name="ce46">
            <text:p>24.884</text:p>
          </table:table-cell>
          <table:table-cell office:value-type="string" table:style-name="ce47">
            <text:p>-</text:p>
          </table:table-cell>
          <table:table-cell office:value-type="float" office:value="1202" table:style-name="ce46">
            <text:p>1.202</text:p>
          </table:table-cell>
          <table:table-cell office:value-type="string" table:style-name="ce47">
            <text:p>-</text:p>
          </table:table-cell>
          <table:table-cell office:value-type="float" office:value="95201" table:style-name="ce46">
            <text:p>95.20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35" table:style-name="ce49">
            <text:p>735</text:p>
          </table:table-cell>
          <table:table-cell office:value-type="string" table:style-name="ce50">
            <text:p>-</text:p>
          </table:table-cell>
          <table:table-cell office:value-type="float" office:value="1407" table:style-name="ce49">
            <text:p>1.407</text:p>
          </table:table-cell>
          <table:table-cell office:value-type="string" table:style-name="ce50">
            <text:p>-</text:p>
          </table:table-cell>
          <table:table-cell office:value-type="float" office:value="1677" table:style-name="ce49">
            <text:p>1.677</text:p>
          </table:table-cell>
          <table:table-cell office:value-type="string" table:style-name="ce50">
            <text:p>-</text:p>
          </table:table-cell>
          <table:table-cell office:value-type="float" office:value="1379" table:style-name="ce49">
            <text:p>1.379</text:p>
          </table:table-cell>
          <table:table-cell office:value-type="string" table:style-name="ce50">
            <text:p>-</text:p>
          </table:table-cell>
          <table:table-cell office:value-type="float" office:value="178" table:style-name="ce49">
            <text:p>178</text:p>
          </table:table-cell>
          <table:table-cell office:value-type="string" table:style-name="ce50">
            <text:p>-</text:p>
          </table:table-cell>
          <table:table-cell office:value-type="float" office:value="5687" table:style-name="ce49">
            <text:p>5.68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9980" table:style-name="ce53">
            <text:p>2.939.980</text:p>
          </table:table-cell>
          <table:table-cell office:value-type="percentage" office:value="1" table:style-name="ce54">
            <text:p>100,0%</text:p>
          </table:table-cell>
          <table:table-cell office:value-type="float" office:value="3946576" table:style-name="ce53">
            <text:p>3.946.576</text:p>
          </table:table-cell>
          <table:table-cell office:value-type="percentage" office:value="0.99659877602400981" table:style-name="ce54">
            <text:p>99,7%</text:p>
          </table:table-cell>
          <table:table-cell office:value-type="float" office:value="5287006" table:style-name="ce53">
            <text:p>5.287.006</text:p>
          </table:table-cell>
          <table:table-cell office:value-type="percentage" office:value="0.99063516374223204" table:style-name="ce54">
            <text:p>99,1%</text:p>
          </table:table-cell>
          <table:table-cell office:value-type="float" office:value="6694679" table:style-name="ce53">
            <text:p>6.694.679</text:p>
          </table:table-cell>
          <table:table-cell office:value-type="percentage" office:value="0.95185379393417546" table:style-name="ce54">
            <text:p>95,2%</text:p>
          </table:table-cell>
          <table:table-cell office:value-type="float" office:value="6999971" table:style-name="ce53">
            <text:p>6.999.971</text:p>
          </table:table-cell>
          <table:table-cell office:value-type="percentage" office:value="0.88700003560686325" table:style-name="ce54">
            <text:p>88,7%</text:p>
          </table:table-cell>
          <table:table-cell office:value-type="float" office:value="4938372" table:style-name="ce53">
            <text:p>4.938.372</text:p>
          </table:table-cell>
          <table:table-cell office:value-type="percentage" office:value="0.79262481094722126" table:style-name="ce54">
            <text:p>79,3%</text:p>
          </table:table-cell>
          <table:table-cell office:value-type="float" office:value="4033425" table:style-name="ce53">
            <text:p>4.033.425</text:p>
          </table:table-cell>
          <table:table-cell office:value-type="percentage" office:value="0.8157166143541289" table:style-name="ce54">
            <text:p>81,6%</text:p>
          </table:table-cell>
          <table:table-cell office:value-type="float" office:value="3369693" table:style-name="ce53">
            <text:p>3.369.693</text:p>
          </table:table-cell>
          <table:table-cell office:value-type="percentage" office:value="0.8665376942237043" table:style-name="ce54">
            <text:p>86,7%</text:p>
          </table:table-cell>
          <table:table-cell office:value-type="float" office:value="38209702" table:style-name="ce53">
            <text:p>38.209.70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716664149641446" table:style-name="ce54">
            <text:p>90,7%</text:p>
          </table:table-cell>
          <table:table-cell office:value-type="percentage" office:value="0.80524893207795567" table:style-name="ce54">
            <text:p>80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236" table:style-name="ce43">
            <text:p>429.236</text:p>
          </table:table-cell>
          <table:table-cell office:value-type="percentage" office:value="1" table:style-name="ce44">
            <text:p>100,0%</text:p>
          </table:table-cell>
          <table:table-cell office:value-type="float" office:value="650180" table:style-name="ce43">
            <text:p>650.180</text:p>
          </table:table-cell>
          <table:table-cell office:value-type="percentage" office:value="0.99969095038139189" table:style-name="ce44">
            <text:p>100,0%</text:p>
          </table:table-cell>
          <table:table-cell office:value-type="float" office:value="922766" table:style-name="ce43">
            <text:p>922.766</text:p>
          </table:table-cell>
          <table:table-cell office:value-type="percentage" office:value="1.0072248230906176" table:style-name="ce44">
            <text:p>100,7%</text:p>
          </table:table-cell>
          <table:table-cell office:value-type="float" office:value="1208077" table:style-name="ce43">
            <text:p>1.208.077</text:p>
          </table:table-cell>
          <table:table-cell office:value-type="percentage" office:value="0.95498572750966193" table:style-name="ce44">
            <text:p>95,5%</text:p>
          </table:table-cell>
          <table:table-cell office:value-type="float" office:value="1240735" table:style-name="ce43">
            <text:p>1.240.735</text:p>
          </table:table-cell>
          <table:table-cell office:value-type="percentage" office:value="0.89576381438639707" table:style-name="ce44">
            <text:p>89,6%</text:p>
          </table:table-cell>
          <table:table-cell office:value-type="float" office:value="913219" table:style-name="ce43">
            <text:p>913.219</text:p>
          </table:table-cell>
          <table:table-cell office:value-type="percentage" office:value="0.80091684302198618" table:style-name="ce44">
            <text:p>80,1%</text:p>
          </table:table-cell>
          <table:table-cell office:value-type="float" office:value="748443" table:style-name="ce43">
            <text:p>748.443</text:p>
          </table:table-cell>
          <table:table-cell office:value-type="percentage" office:value="0.80592825023259018" table:style-name="ce44">
            <text:p>80,6%</text:p>
          </table:table-cell>
          <table:table-cell office:value-type="float" office:value="657383" table:style-name="ce43">
            <text:p>657.383</text:p>
          </table:table-cell>
          <table:table-cell office:value-type="percentage" office:value="0.87312642862929946" table:style-name="ce44">
            <text:p>87,3%</text:p>
          </table:table-cell>
          <table:table-cell office:value-type="float" office:value="6770039" table:style-name="ce43">
            <text:p>6.770.03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848922601055426" table:style-name="ce44">
            <text:p>90,8%</text:p>
          </table:table-cell>
          <table:table-cell office:value-type="percentage" office:value="0.79982399247862612" table:style-name="ce44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98" table:style-name="ce46">
            <text:p>100.098</text:p>
          </table:table-cell>
          <table:table-cell office:value-type="percentage" office:value="1" table:style-name="ce47">
            <text:p>100,0%</text:p>
          </table:table-cell>
          <table:table-cell office:value-type="float" office:value="118680" table:style-name="ce46">
            <text:p>118.680</text:p>
          </table:table-cell>
          <table:table-cell office:value-type="percentage" office:value="0.99768820142070536" table:style-name="ce47">
            <text:p>99,8%</text:p>
          </table:table-cell>
          <table:table-cell office:value-type="float" office:value="152770" table:style-name="ce46">
            <text:p>152.770</text:p>
          </table:table-cell>
          <table:table-cell office:value-type="percentage" office:value="0.97699642507690243" table:style-name="ce47">
            <text:p>97,7%</text:p>
          </table:table-cell>
          <table:table-cell office:value-type="float" office:value="184306" table:style-name="ce46">
            <text:p>184.306</text:p>
          </table:table-cell>
          <table:table-cell office:value-type="percentage" office:value="0.92958954132327276" table:style-name="ce47">
            <text:p>93,0%</text:p>
          </table:table-cell>
          <table:table-cell office:value-type="float" office:value="185884" table:style-name="ce46">
            <text:p>185.884</text:p>
          </table:table-cell>
          <table:table-cell office:value-type="percentage" office:value="0.86480601833974591" table:style-name="ce47">
            <text:p>86,5%</text:p>
          </table:table-cell>
          <table:table-cell office:value-type="float" office:value="123202" table:style-name="ce46">
            <text:p>123.202</text:p>
          </table:table-cell>
          <table:table-cell office:value-type="percentage" office:value="0.7499239131758032" table:style-name="ce47">
            <text:p>75,0%</text:p>
          </table:table-cell>
          <table:table-cell office:value-type="float" office:value="101265" table:style-name="ce46">
            <text:p>101.265</text:p>
          </table:table-cell>
          <table:table-cell office:value-type="percentage" office:value="0.77656613062783264" table:style-name="ce47">
            <text:p>77,7%</text:p>
          </table:table-cell>
          <table:table-cell office:value-type="float" office:value="86086" table:style-name="ce46">
            <text:p>86.086</text:p>
          </table:table-cell>
          <table:table-cell office:value-type="percentage" office:value="0.83490286977858386" table:style-name="ce47">
            <text:p>83,5%</text:p>
          </table:table-cell>
          <table:table-cell office:value-type="float" office:value="1052291" table:style-name="ce46">
            <text:p>1.052.29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790887781466066" table:style-name="ce47">
            <text:p>88,8%</text:p>
          </table:table-cell>
          <table:table-cell office:value-type="percentage" office:value="0.7915586911600875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4" table:style-name="ce46">
            <text:p>88.184</text:p>
          </table:table-cell>
          <table:table-cell office:value-type="percentage" office:value="1" table:style-name="ce47">
            <text:p>100,0%</text:p>
          </table:table-cell>
          <table:table-cell office:value-type="float" office:value="113922" table:style-name="ce46">
            <text:p>113.92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34" table:style-name="ce46">
            <text:p>147.434</text:p>
          </table:table-cell>
          <table:table-cell office:value-type="percentage" office:value="0.98517894849383902" table:style-name="ce47">
            <text:p>98,5%</text:p>
          </table:table-cell>
          <table:table-cell office:value-type="float" office:value="152524" table:style-name="ce46">
            <text:p>152.524</text:p>
          </table:table-cell>
          <table:table-cell office:value-type="percentage" office:value="0.93777244919917613" table:style-name="ce47">
            <text:p>93,8%</text:p>
          </table:table-cell>
          <table:table-cell office:value-type="float" office:value="149912" table:style-name="ce46">
            <text:p>149.912</text:p>
          </table:table-cell>
          <table:table-cell office:value-type="percentage" office:value="0.89771427544867155" table:style-name="ce47">
            <text:p>89,8%</text:p>
          </table:table-cell>
          <table:table-cell office:value-type="float" office:value="89627" table:style-name="ce46">
            <text:p>89.627</text:p>
          </table:table-cell>
          <table:table-cell office:value-type="percentage" office:value="0.78310368629369775" table:style-name="ce47">
            <text:p>78,3%</text:p>
          </table:table-cell>
          <table:table-cell office:value-type="float" office:value="65214" table:style-name="ce46">
            <text:p>65.214</text:p>
          </table:table-cell>
          <table:table-cell office:value-type="percentage" office:value="0.82433542743739807" table:style-name="ce47">
            <text:p>82,4%</text:p>
          </table:table-cell>
          <table:table-cell office:value-type="float" office:value="59669" table:style-name="ce46">
            <text:p>59.669</text:p>
          </table:table-cell>
          <table:table-cell office:value-type="percentage" office:value="0.93232812499999995" table:style-name="ce47">
            <text:p>93,2%</text:p>
          </table:table-cell>
          <table:table-cell office:value-type="float" office:value="866486" table:style-name="ce46">
            <text:p>866.48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78771788373182" table:style-name="ce47">
            <text:p>92,8%</text:p>
          </table:table-cell>
          <table:table-cell office:value-type="percentage" office:value="0.85051001978829666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20" table:style-name="ce46">
            <text:p>51.020</text:p>
          </table:table-cell>
          <table:table-cell office:value-type="percentage" office:value="1" table:style-name="ce47">
            <text:p>100,0%</text:p>
          </table:table-cell>
          <table:table-cell office:value-type="float" office:value="78974" table:style-name="ce46">
            <text:p>78.974</text:p>
          </table:table-cell>
          <table:table-cell office:value-type="percentage" office:value="0.98084852700084457" table:style-name="ce47">
            <text:p>98,1%</text:p>
          </table:table-cell>
          <table:table-cell office:value-type="float" office:value="109640" table:style-name="ce46">
            <text:p>109.640</text:p>
          </table:table-cell>
          <table:table-cell office:value-type="percentage" office:value="0.93524750279362967" table:style-name="ce47">
            <text:p>93,5%</text:p>
          </table:table-cell>
          <table:table-cell office:value-type="float" office:value="149150" table:style-name="ce46">
            <text:p>149.150</text:p>
          </table:table-cell>
          <table:table-cell office:value-type="percentage" office:value="0.89959408191945567" table:style-name="ce47">
            <text:p>90,0%</text:p>
          </table:table-cell>
          <table:table-cell office:value-type="float" office:value="166057" table:style-name="ce46">
            <text:p>166.057</text:p>
          </table:table-cell>
          <table:table-cell office:value-type="percentage" office:value="0.80542944725762955" table:style-name="ce47">
            <text:p>80,5%</text:p>
          </table:table-cell>
          <table:table-cell office:value-type="float" office:value="124497" table:style-name="ce46">
            <text:p>124.497</text:p>
          </table:table-cell>
          <table:table-cell office:value-type="percentage" office:value="0.68334732994121428" table:style-name="ce47">
            <text:p>68,3%</text:p>
          </table:table-cell>
          <table:table-cell office:value-type="float" office:value="94972" table:style-name="ce46">
            <text:p>94.972</text:p>
          </table:table-cell>
          <table:table-cell office:value-type="percentage" office:value="0.68849226486494319" table:style-name="ce47">
            <text:p>68,8%</text:p>
          </table:table-cell>
          <table:table-cell office:value-type="float" office:value="73459" table:style-name="ce46">
            <text:p>73.459</text:p>
          </table:table-cell>
          <table:table-cell office:value-type="percentage" office:value="0.76936531210724757" table:style-name="ce47">
            <text:p>76,9%</text:p>
          </table:table-cell>
          <table:table-cell office:value-type="float" office:value="847769" table:style-name="ce46">
            <text:p>847.76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920575300980703" table:style-name="ce47">
            <text:p>81,9%</text:p>
          </table:table-cell>
          <table:table-cell office:value-type="percentage" office:value="0.72363455716094072" table:style-name="ce47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72" table:style-name="ce46">
            <text:p>92.072</text:p>
          </table:table-cell>
          <table:table-cell office:value-type="percentage" office:value="1" table:style-name="ce47">
            <text:p>100,0%</text:p>
          </table:table-cell>
          <table:table-cell office:value-type="float" office:value="150439" table:style-name="ce46">
            <text:p>150.439</text:p>
          </table:table-cell>
          <table:table-cell office:value-type="percentage" office:value="0.97351987627078063" table:style-name="ce47">
            <text:p>97,4%</text:p>
          </table:table-cell>
          <table:table-cell office:value-type="float" office:value="221324" table:style-name="ce46">
            <text:p>221.324</text:p>
          </table:table-cell>
          <table:table-cell office:value-type="percentage" office:value="0.9414356932605108" table:style-name="ce47">
            <text:p>94,1%</text:p>
          </table:table-cell>
          <table:table-cell office:value-type="float" office:value="318862" table:style-name="ce46">
            <text:p>318.862</text:p>
          </table:table-cell>
          <table:table-cell office:value-type="percentage" office:value="0.90970351942301553" table:style-name="ce47">
            <text:p>91,0%</text:p>
          </table:table-cell>
          <table:table-cell office:value-type="float" office:value="314682" table:style-name="ce46">
            <text:p>314.682</text:p>
          </table:table-cell>
          <table:table-cell office:value-type="percentage" office:value="0.81119497633557092" table:style-name="ce47">
            <text:p>81,1%</text:p>
          </table:table-cell>
          <table:table-cell office:value-type="float" office:value="223644" table:style-name="ce46">
            <text:p>223.644</text:p>
          </table:table-cell>
          <table:table-cell office:value-type="percentage" office:value="0.7192651816784269" table:style-name="ce47">
            <text:p>71,9%</text:p>
          </table:table-cell>
          <table:table-cell office:value-type="float" office:value="179979" table:style-name="ce46">
            <text:p>179.979</text:p>
          </table:table-cell>
          <table:table-cell office:value-type="percentage" office:value="0.71491729825063155" table:style-name="ce47">
            <text:p>71,5%</text:p>
          </table:table-cell>
          <table:table-cell office:value-type="float" office:value="146209" table:style-name="ce46">
            <text:p>146.209</text:p>
          </table:table-cell>
          <table:table-cell office:value-type="percentage" office:value="0.81318931906539038" table:style-name="ce47">
            <text:p>81,3%</text:p>
          </table:table-cell>
          <table:table-cell office:value-type="float" office:value="1647211" table:style-name="ce46">
            <text:p>1.647.21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008202883147165" table:style-name="ce47">
            <text:p>84,0%</text:p>
          </table:table-cell>
          <table:table-cell office:value-type="percentage" office:value="0.75700704794958718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11" table:style-name="ce46">
            <text:p>42.011</text:p>
          </table:table-cell>
          <table:table-cell office:value-type="percentage" office:value="1" table:style-name="ce47">
            <text:p>100,0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1" table:style-name="ce47">
            <text:p>100,0%</text:p>
          </table:table-cell>
          <table:table-cell office:value-type="float" office:value="76392" table:style-name="ce46">
            <text:p>76.392</text:p>
          </table:table-cell>
          <table:table-cell office:value-type="percentage" office:value="0.98767858297239641" table:style-name="ce47">
            <text:p>98,8%</text:p>
          </table:table-cell>
          <table:table-cell office:value-type="float" office:value="83812" table:style-name="ce46">
            <text:p>83.812</text:p>
          </table:table-cell>
          <table:table-cell office:value-type="percentage" office:value="0.93161709128095682" table:style-name="ce47">
            <text:p>93,2%</text:p>
          </table:table-cell>
          <table:table-cell office:value-type="float" office:value="87019" table:style-name="ce46">
            <text:p>87.019</text:p>
          </table:table-cell>
          <table:table-cell office:value-type="percentage" office:value="0.89004694739641399" table:style-name="ce47">
            <text:p>89,0%</text:p>
          </table:table-cell>
          <table:table-cell office:value-type="float" office:value="54262" table:style-name="ce46">
            <text:p>54.262</text:p>
          </table:table-cell>
          <table:table-cell office:value-type="percentage" office:value="0.76996864047223756" table:style-name="ce47">
            <text:p>77,0%</text:p>
          </table:table-cell>
          <table:table-cell office:value-type="float" office:value="40625" table:style-name="ce46">
            <text:p>40.625</text:p>
          </table:table-cell>
          <table:table-cell office:value-type="percentage" office:value="0.80437580437580436" table:style-name="ce47">
            <text:p>80,4%</text:p>
          </table:table-cell>
          <table:table-cell office:value-type="float" office:value="38957" table:style-name="ce46">
            <text:p>38.957</text:p>
          </table:table-cell>
          <table:table-cell office:value-type="percentage" office:value="0.88613151968700954" table:style-name="ce47">
            <text:p>88,6%</text:p>
          </table:table-cell>
          <table:table-cell office:value-type="float" office:value="478894" table:style-name="ce46">
            <text:p>478.89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369839752579052" table:style-name="ce47">
            <text:p>91,4%</text:p>
          </table:table-cell>
          <table:table-cell office:value-type="percentage" office:value="0.82156440586373425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278" table:style-name="ce46">
            <text:p>227.278</text:p>
          </table:table-cell>
          <table:table-cell office:value-type="percentage" office:value="1" table:style-name="ce47">
            <text:p>100,0%</text:p>
          </table:table-cell>
          <table:table-cell office:value-type="float" office:value="249430" table:style-name="ce46">
            <text:p>249.430</text:p>
          </table:table-cell>
          <table:table-cell office:value-type="percentage" office:value="1" table:style-name="ce47">
            <text:p>100,0%</text:p>
          </table:table-cell>
          <table:table-cell office:value-type="float" office:value="318479" table:style-name="ce46">
            <text:p>318.479</text:p>
          </table:table-cell>
          <table:table-cell office:value-type="percentage" office:value="0.9996986580867927" table:style-name="ce47">
            <text:p>100,0%</text:p>
          </table:table-cell>
          <table:table-cell office:value-type="float" office:value="349393" table:style-name="ce46">
            <text:p>349.393</text:p>
          </table:table-cell>
          <table:table-cell office:value-type="percentage" office:value="0.91662097461795766" table:style-name="ce47">
            <text:p>91,7%</text:p>
          </table:table-cell>
          <table:table-cell office:value-type="float" office:value="316617" table:style-name="ce46">
            <text:p>316.617</text:p>
          </table:table-cell>
          <table:table-cell office:value-type="percentage" office:value="0.87149089607905206" table:style-name="ce47">
            <text:p>87,1%</text:p>
          </table:table-cell>
          <table:table-cell office:value-type="float" office:value="207762" table:style-name="ce46">
            <text:p>207.762</text:p>
          </table:table-cell>
          <table:table-cell office:value-type="percentage" office:value="0.77585955792563377" table:style-name="ce47">
            <text:p>77,6%</text:p>
          </table:table-cell>
          <table:table-cell office:value-type="float" office:value="167667" table:style-name="ce46">
            <text:p>167.667</text:p>
          </table:table-cell>
          <table:table-cell office:value-type="percentage" office:value="0.79460773627290215" table:style-name="ce47">
            <text:p>79,5%</text:p>
          </table:table-cell>
          <table:table-cell office:value-type="float" office:value="135909" table:style-name="ce46">
            <text:p>135.909</text:p>
          </table:table-cell>
          <table:table-cell office:value-type="percentage" office:value="0.82198715389919075" table:style-name="ce47">
            <text:p>82,2%</text:p>
          </table:table-cell>
          <table:table-cell office:value-type="float" office:value="1972535" table:style-name="ce46">
            <text:p>1.972.53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639047941576645" table:style-name="ce47">
            <text:p>90,6%</text:p>
          </table:table-cell>
          <table:table-cell office:value-type="percentage" office:value="0.82363362753964853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686" table:style-name="ce46">
            <text:p>136.686</text:p>
          </table:table-cell>
          <table:table-cell office:value-type="percentage" office:value="1" table:style-name="ce47">
            <text:p>100,0%</text:p>
          </table:table-cell>
          <table:table-cell office:value-type="float" office:value="157539" table:style-name="ce46">
            <text:p>157.539</text:p>
          </table:table-cell>
          <table:table-cell office:value-type="percentage" office:value="0.99018233700605274" table:style-name="ce47">
            <text:p>99,0%</text:p>
          </table:table-cell>
          <table:table-cell office:value-type="float" office:value="217102" table:style-name="ce46">
            <text:p>217.102</text:p>
          </table:table-cell>
          <table:table-cell office:value-type="percentage" office:value="0.99385654904689535" table:style-name="ce47">
            <text:p>99,4%</text:p>
          </table:table-cell>
          <table:table-cell office:value-type="float" office:value="278338" table:style-name="ce46">
            <text:p>278.338</text:p>
          </table:table-cell>
          <table:table-cell office:value-type="percentage" office:value="0.90522899199292306" table:style-name="ce47">
            <text:p>90,5%</text:p>
          </table:table-cell>
          <table:table-cell office:value-type="float" office:value="277162" table:style-name="ce46">
            <text:p>277.162</text:p>
          </table:table-cell>
          <table:table-cell office:value-type="percentage" office:value="0.83834787737632521" table:style-name="ce47">
            <text:p>83,8%</text:p>
          </table:table-cell>
          <table:table-cell office:value-type="float" office:value="196103" table:style-name="ce46">
            <text:p>196.103</text:p>
          </table:table-cell>
          <table:table-cell office:value-type="percentage" office:value="0.73750380780816915" table:style-name="ce47">
            <text:p>73,8%</text:p>
          </table:table-cell>
          <table:table-cell office:value-type="float" office:value="163169" table:style-name="ce46">
            <text:p>163.169</text:p>
          </table:table-cell>
          <table:table-cell office:value-type="percentage" office:value="0.74817620329315093" table:style-name="ce47">
            <text:p>74,8%</text:p>
          </table:table-cell>
          <table:table-cell office:value-type="float" office:value="143452" table:style-name="ce46">
            <text:p>143.452</text:p>
          </table:table-cell>
          <table:table-cell office:value-type="percentage" office:value="0.82456947094934818" table:style-name="ce47">
            <text:p>82,5%</text:p>
          </table:table-cell>
          <table:table-cell office:value-type="float" office:value="1569551" table:style-name="ce46">
            <text:p>1.569.55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73821528717632" table:style-name="ce47">
            <text:p>86,8%</text:p>
          </table:table-cell>
          <table:table-cell office:value-type="percentage" office:value="0.7674236671733764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558" table:style-name="ce46">
            <text:p>453.558</text:p>
          </table:table-cell>
          <table:table-cell office:value-type="percentage" office:value="1" table:style-name="ce47">
            <text:p>100,0%</text:p>
          </table:table-cell>
          <table:table-cell office:value-type="float" office:value="614867" table:style-name="ce46">
            <text:p>614.867</text:p>
          </table:table-cell>
          <table:table-cell office:value-type="percentage" office:value="0.96784942986846989" table:style-name="ce47">
            <text:p>96,8%</text:p>
          </table:table-cell>
          <table:table-cell office:value-type="float" office:value="789244" table:style-name="ce46">
            <text:p>789.244</text:p>
          </table:table-cell>
          <table:table-cell office:value-type="percentage" office:value="0.94228638560430955" table:style-name="ce47">
            <text:p>94,2%</text:p>
          </table:table-cell>
          <table:table-cell office:value-type="float" office:value="1016899" table:style-name="ce46">
            <text:p>1.016.899</text:p>
          </table:table-cell>
          <table:table-cell office:value-type="percentage" office:value="0.93141383795270105" table:style-name="ce47">
            <text:p>93,1%</text:p>
          </table:table-cell>
          <table:table-cell office:value-type="float" office:value="1115022" table:style-name="ce46">
            <text:p>1.115.022</text:p>
          </table:table-cell>
          <table:table-cell office:value-type="percentage" office:value="0.84679534157834979" table:style-name="ce47">
            <text:p>84,7%</text:p>
          </table:table-cell>
          <table:table-cell office:value-type="float" office:value="760153" table:style-name="ce46">
            <text:p>760.153</text:p>
          </table:table-cell>
          <table:table-cell office:value-type="percentage" office:value="0.7276614604672178" table:style-name="ce47">
            <text:p>72,8%</text:p>
          </table:table-cell>
          <table:table-cell office:value-type="float" office:value="620314" table:style-name="ce46">
            <text:p>620.314</text:p>
          </table:table-cell>
          <table:table-cell office:value-type="percentage" office:value="0.7394065094435206" table:style-name="ce47">
            <text:p>73,9%</text:p>
          </table:table-cell>
          <table:table-cell office:value-type="float" office:value="519788" table:style-name="ce46">
            <text:p>519.788</text:p>
          </table:table-cell>
          <table:table-cell office:value-type="percentage" office:value="0.79215930115245226" table:style-name="ce47">
            <text:p>79,2%</text:p>
          </table:table-cell>
          <table:table-cell office:value-type="float" office:value="5889845" table:style-name="ce46">
            <text:p>5.889.84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753294818559311" table:style-name="ce47">
            <text:p>85,8%</text:p>
          </table:table-cell>
          <table:table-cell office:value-type="percentage" office:value="0.75700287861454285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23" table:style-name="ce46">
            <text:p>293.523</text:p>
          </table:table-cell>
          <table:table-cell office:value-type="percentage" office:value="1" table:style-name="ce47">
            <text:p>100,0%</text:p>
          </table:table-cell>
          <table:table-cell office:value-type="float" office:value="432153" table:style-name="ce46">
            <text:p>432.153</text:p>
          </table:table-cell>
          <table:table-cell office:value-type="percentage" office:value="0.98696164544993625" table:style-name="ce47">
            <text:p>98,7%</text:p>
          </table:table-cell>
          <table:table-cell office:value-type="float" office:value="565978" table:style-name="ce46">
            <text:p>565.978</text:p>
          </table:table-cell>
          <table:table-cell office:value-type="percentage" office:value="0.97460084583488316" table:style-name="ce47">
            <text:p>97,5%</text:p>
          </table:table-cell>
          <table:table-cell office:value-type="float" office:value="710407" table:style-name="ce46">
            <text:p>710.407</text:p>
          </table:table-cell>
          <table:table-cell office:value-type="percentage" office:value="0.94427076271974952" table:style-name="ce47">
            <text:p>94,4%</text:p>
          </table:table-cell>
          <table:table-cell office:value-type="float" office:value="746264" table:style-name="ce46">
            <text:p>746.264</text:p>
          </table:table-cell>
          <table:table-cell office:value-type="percentage" office:value="0.87632047421992798" table:style-name="ce47">
            <text:p>87,6%</text:p>
          </table:table-cell>
          <table:table-cell office:value-type="float" office:value="500675" table:style-name="ce46">
            <text:p>500.675</text:p>
          </table:table-cell>
          <table:table-cell office:value-type="percentage" office:value="0.77174266561234606" table:style-name="ce47">
            <text:p>77,2%</text:p>
          </table:table-cell>
          <table:table-cell office:value-type="float" office:value="413908" table:style-name="ce46">
            <text:p>413.908</text:p>
          </table:table-cell>
          <table:table-cell office:value-type="percentage" office:value="0.80195146146483609" table:style-name="ce47">
            <text:p>80,2%</text:p>
          </table:table-cell>
          <table:table-cell office:value-type="float" office:value="362491" table:style-name="ce46">
            <text:p>362.491</text:p>
          </table:table-cell>
          <table:table-cell office:value-type="percentage" office:value="0.85386226211984517" table:style-name="ce47">
            <text:p>85,4%</text:p>
          </table:table-cell>
          <table:table-cell office:value-type="float" office:value="4025399" table:style-name="ce46">
            <text:p>4.025.39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683318929726219" table:style-name="ce47">
            <text:p>89,7%</text:p>
          </table:table-cell>
          <table:table-cell office:value-type="percentage" office:value="0.7959497784710697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14" table:style-name="ce46">
            <text:p>77.514</text:p>
          </table:table-cell>
          <table:table-cell office:value-type="percentage" office:value="1" table:style-name="ce47">
            <text:p>100,0%</text:p>
          </table:table-cell>
          <table:table-cell office:value-type="float" office:value="95522" table:style-name="ce46">
            <text:p>95.522</text:p>
          </table:table-cell>
          <table:table-cell office:value-type="percentage" office:value="1" table:style-name="ce47">
            <text:p>100,0%</text:p>
          </table:table-cell>
          <table:table-cell office:value-type="float" office:value="131746" table:style-name="ce46">
            <text:p>131.746</text:p>
          </table:table-cell>
          <table:table-cell office:value-type="percentage" office:value="1.0514697079738542" table:style-name="ce47">
            <text:p>105,1%</text:p>
          </table:table-cell>
          <table:table-cell office:value-type="float" office:value="160416" table:style-name="ce46">
            <text:p>160.416</text:p>
          </table:table-cell>
          <table:table-cell office:value-type="percentage" office:value="0.94799546142208779" table:style-name="ce47">
            <text:p>94,8%</text:p>
          </table:table-cell>
          <table:table-cell office:value-type="float" office:value="144602" table:style-name="ce46">
            <text:p>144.602</text:p>
          </table:table-cell>
          <table:table-cell office:value-type="percentage" office:value="0.90662971647836277" table:style-name="ce47">
            <text:p>90,7%</text:p>
          </table:table-cell>
          <table:table-cell office:value-type="float" office:value="110953" table:style-name="ce46">
            <text:p>110.953</text:p>
          </table:table-cell>
          <table:table-cell office:value-type="percentage" office:value="0.83123937098719647" table:style-name="ce47">
            <text:p>83,1%</text:p>
          </table:table-cell>
          <table:table-cell office:value-type="float" office:value="90806" table:style-name="ce46">
            <text:p>90.806</text:p>
          </table:table-cell>
          <table:table-cell office:value-type="percentage" office:value="0.8013236851394282" table:style-name="ce47">
            <text:p>80,1%</text:p>
          </table:table-cell>
          <table:table-cell office:value-type="float" office:value="75208" table:style-name="ce46">
            <text:p>75.208</text:p>
          </table:table-cell>
          <table:table-cell office:value-type="percentage" office:value="0.8874100294985251" table:style-name="ce47">
            <text:p>88,7%</text:p>
          </table:table-cell>
          <table:table-cell office:value-type="float" office:value="886767" table:style-name="ce46">
            <text:p>886.76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07403740362504" table:style-name="ce47">
            <text:p>93,0%</text:p>
          </table:table-cell>
          <table:table-cell office:value-type="percentage" office:value="0.8334378145597644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43" table:style-name="ce46">
            <text:p>240.843</text:p>
          </table:table-cell>
          <table:table-cell office:value-type="percentage" office:value="1" table:style-name="ce47">
            <text:p>100,0%</text:p>
          </table:table-cell>
          <table:table-cell office:value-type="float" office:value="290256" table:style-name="ce46">
            <text:p>290.256</text:p>
          </table:table-cell>
          <table:table-cell office:value-type="percentage" office:value="1" table:style-name="ce47">
            <text:p>100,0%</text:p>
          </table:table-cell>
          <table:table-cell office:value-type="float" office:value="345265" table:style-name="ce46">
            <text:p>345.265</text:p>
          </table:table-cell>
          <table:table-cell office:value-type="percentage" office:value="0.99520936681203831" table:style-name="ce47">
            <text:p>99,5%</text:p>
          </table:table-cell>
          <table:table-cell office:value-type="float" office:value="389372" table:style-name="ce46">
            <text:p>389.372</text:p>
          </table:table-cell>
          <table:table-cell office:value-type="percentage" office:value="0.95930660845699189" table:style-name="ce47">
            <text:p>95,9%</text:p>
          </table:table-cell>
          <table:table-cell office:value-type="float" office:value="405887" table:style-name="ce46">
            <text:p>405.887</text:p>
          </table:table-cell>
          <table:table-cell office:value-type="percentage" office:value="0.91576662658132169" table:style-name="ce47">
            <text:p>91,6%</text:p>
          </table:table-cell>
          <table:table-cell office:value-type="float" office:value="260843" table:style-name="ce46">
            <text:p>260.843</text:p>
          </table:table-cell>
          <table:table-cell office:value-type="percentage" office:value="0.80654467421956166" table:style-name="ce47">
            <text:p>80,7%</text:p>
          </table:table-cell>
          <table:table-cell office:value-type="float" office:value="195141" table:style-name="ce46">
            <text:p>195.141</text:p>
          </table:table-cell>
          <table:table-cell office:value-type="percentage" office:value="0.84483572241872706" table:style-name="ce47">
            <text:p>84,5%</text:p>
          </table:table-cell>
          <table:table-cell office:value-type="float" office:value="166276" table:style-name="ce46">
            <text:p>166.276</text:p>
          </table:table-cell>
          <table:table-cell office:value-type="percentage" office:value="0.92371963312537841" table:style-name="ce47">
            <text:p>92,4%</text:p>
          </table:table-cell>
          <table:table-cell office:value-type="float" office:value="2293883" table:style-name="ce46">
            <text:p>2.293.88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56337489921559" table:style-name="ce47">
            <text:p>93,5%</text:p>
          </table:table-cell>
          <table:table-cell office:value-type="percentage" office:value="0.84901431220966317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529" table:style-name="ce46">
            <text:p>37.529</text:p>
          </table:table-cell>
          <table:table-cell office:value-type="percentage" office:value="0.99498912985842303" table:style-name="ce47">
            <text:p>99,5%</text:p>
          </table:table-cell>
          <table:table-cell office:value-type="float" office:value="44829" table:style-name="ce46">
            <text:p>44.829</text:p>
          </table:table-cell>
          <table:table-cell office:value-type="percentage" office:value="0.94052114803625375" table:style-name="ce47">
            <text:p>94,1%</text:p>
          </table:table-cell>
          <table:table-cell office:value-type="float" office:value="46902" table:style-name="ce46">
            <text:p>46.902</text:p>
          </table:table-cell>
          <table:table-cell office:value-type="percentage" office:value="0.88582922545186693" table:style-name="ce47">
            <text:p>88,6%</text:p>
          </table:table-cell>
          <table:table-cell office:value-type="float" office:value="30575" table:style-name="ce46">
            <text:p>30.575</text:p>
          </table:table-cell>
          <table:table-cell office:value-type="percentage" office:value="0.77761387624303768" table:style-name="ce47">
            <text:p>77,8%</text:p>
          </table:table-cell>
          <table:table-cell office:value-type="float" office:value="23449" table:style-name="ce46">
            <text:p>23.449</text:p>
          </table:table-cell>
          <table:table-cell office:value-type="percentage" office:value="0.76987983452623288" table:style-name="ce47">
            <text:p>77,0%</text:p>
          </table:table-cell>
          <table:table-cell office:value-type="float" office:value="21435" table:style-name="ce46">
            <text:p>21.435</text:p>
          </table:table-cell>
          <table:table-cell office:value-type="percentage" office:value="0.83953470155099486" table:style-name="ce47">
            <text:p>84,0%</text:p>
          </table:table-cell>
          <table:table-cell office:value-type="float" office:value="256461" table:style-name="ce46">
            <text:p>256.46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312709088988274" table:style-name="ce47">
            <text:p>90,3%</text:p>
          </table:table-cell>
          <table:table-cell office:value-type="percentage" office:value="0.80165607006883099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451" table:style-name="ce46">
            <text:p>371.451</text:p>
          </table:table-cell>
          <table:table-cell office:value-type="percentage" office:value="1" table:style-name="ce47">
            <text:p>100,0%</text:p>
          </table:table-cell>
          <table:table-cell office:value-type="float" office:value="509620" table:style-name="ce46">
            <text:p>509.620</text:p>
          </table:table-cell>
          <table:table-cell office:value-type="percentage" office:value="0.96871014159416513" table:style-name="ce47">
            <text:p>96,9%</text:p>
          </table:table-cell>
          <table:table-cell office:value-type="float" office:value="678074" table:style-name="ce46">
            <text:p>678.074</text:p>
          </table:table-cell>
          <table:table-cell office:value-type="percentage" office:value="0.96410042043271726" table:style-name="ce47">
            <text:p>96,4%</text:p>
          </table:table-cell>
          <table:table-cell office:value-type="float" office:value="935833" table:style-name="ce46">
            <text:p>935.833</text:p>
          </table:table-cell>
          <table:table-cell office:value-type="percentage" office:value="0.9620161947731406" table:style-name="ce47">
            <text:p>96,2%</text:p>
          </table:table-cell>
          <table:table-cell office:value-type="float" office:value="1017650" table:style-name="ce46">
            <text:p>1.017.650</text:p>
          </table:table-cell>
          <table:table-cell office:value-type="percentage" office:value="0.87279186189021851" table:style-name="ce47">
            <text:p>87,3%</text:p>
          </table:table-cell>
          <table:table-cell office:value-type="float" office:value="730122" table:style-name="ce46">
            <text:p>730.122</text:p>
          </table:table-cell>
          <table:table-cell office:value-type="percentage" office:value="0.76884082389115871" table:style-name="ce47">
            <text:p>76,9%</text:p>
          </table:table-cell>
          <table:table-cell office:value-type="float" office:value="582129" table:style-name="ce46">
            <text:p>582.129</text:p>
          </table:table-cell>
          <table:table-cell office:value-type="percentage" office:value="0.784038519815482" table:style-name="ce47">
            <text:p>78,4%</text:p>
          </table:table-cell>
          <table:table-cell office:value-type="float" office:value="446142" table:style-name="ce46">
            <text:p>446.142</text:p>
          </table:table-cell>
          <table:table-cell office:value-type="percentage" office:value="0.80597678224958536" table:style-name="ce47">
            <text:p>80,6%</text:p>
          </table:table-cell>
          <table:table-cell office:value-type="float" office:value="5271021" table:style-name="ce46">
            <text:p>5.271.02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174582636116772" table:style-name="ce47">
            <text:p>88,2%</text:p>
          </table:table-cell>
          <table:table-cell office:value-type="percentage" office:value="0.77744956848844704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0" table:style-name="ce46">
            <text:p>102.550</text:p>
          </table:table-cell>
          <table:table-cell office:value-type="percentage" office:value="0.99660832466787819" table:style-name="ce47">
            <text:p>99,7%</text:p>
          </table:table-cell>
          <table:table-cell office:value-type="float" office:value="145960" table:style-name="ce46">
            <text:p>145.960</text:p>
          </table:table-cell>
          <table:table-cell office:value-type="percentage" office:value="0.99354021877488785" table:style-name="ce47">
            <text:p>99,4%</text:p>
          </table:table-cell>
          <table:table-cell office:value-type="float" office:value="205163" table:style-name="ce46">
            <text:p>205.163</text:p>
          </table:table-cell>
          <table:table-cell office:value-type="percentage" office:value="0.96205030573582928" table:style-name="ce47">
            <text:p>96,2%</text:p>
          </table:table-cell>
          <table:table-cell office:value-type="float" office:value="227391" table:style-name="ce46">
            <text:p>227.391</text:p>
          </table:table-cell>
          <table:table-cell office:value-type="percentage" office:value="0.89468714219950662" table:style-name="ce47">
            <text:p>89,5%</text:p>
          </table:table-cell>
          <table:table-cell office:value-type="float" office:value="162487" table:style-name="ce46">
            <text:p>162.487</text:p>
          </table:table-cell>
          <table:table-cell office:value-type="percentage" office:value="0.77743860135978904" table:style-name="ce47">
            <text:p>77,7%</text:p>
          </table:table-cell>
          <table:table-cell office:value-type="float" office:value="135304" table:style-name="ce46">
            <text:p>135.304</text:p>
          </table:table-cell>
          <table:table-cell office:value-type="percentage" office:value="0.78551855464214393" table:style-name="ce47">
            <text:p>78,6%</text:p>
          </table:table-cell>
          <table:table-cell office:value-type="float" office:value="116197" table:style-name="ce46">
            <text:p>116.197</text:p>
          </table:table-cell>
          <table:table-cell office:value-type="percentage" office:value="0.81890002396154871" table:style-name="ce47">
            <text:p>81,9%</text:p>
          </table:table-cell>
          <table:table-cell office:value-type="float" office:value="1168292" table:style-name="ce46">
            <text:p>1.168.29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173269665691446" table:style-name="ce47">
            <text:p>89,2%</text:p>
          </table:table-cell>
          <table:table-cell office:value-type="percentage" office:value="0.77306284660853819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7" table:style-name="ce46">
            <text:p>42.137</text:p>
          </table:table-cell>
          <table:table-cell office:value-type="percentage" office:value="1" table:style-name="ce47">
            <text:p>100,0%</text:p>
          </table:table-cell>
          <table:table-cell office:value-type="float" office:value="55769" table:style-name="ce46">
            <text:p>55.769</text:p>
          </table:table-cell>
          <table:table-cell office:value-type="percentage" office:value="0.99958775451677662" table:style-name="ce47">
            <text:p>100,0%</text:p>
          </table:table-cell>
          <table:table-cell office:value-type="float" office:value="71765" table:style-name="ce46">
            <text:p>71.765</text:p>
          </table:table-cell>
          <table:table-cell office:value-type="percentage" office:value="0.97184605384323708" table:style-name="ce47">
            <text:p>97,2%</text:p>
          </table:table-cell>
          <table:table-cell office:value-type="float" office:value="91396" table:style-name="ce46">
            <text:p>91.396</text:p>
          </table:table-cell>
          <table:table-cell office:value-type="percentage" office:value="0.94520859619004283" table:style-name="ce47">
            <text:p>94,5%</text:p>
          </table:table-cell>
          <table:table-cell office:value-type="float" office:value="94667" table:style-name="ce46">
            <text:p>94.667</text:p>
          </table:table-cell>
          <table:table-cell office:value-type="percentage" office:value="0.87653006425806934" table:style-name="ce47">
            <text:p>87,7%</text:p>
          </table:table-cell>
          <table:table-cell office:value-type="float" office:value="63204" table:style-name="ce46">
            <text:p>63.204</text:p>
          </table:table-cell>
          <table:table-cell office:value-type="percentage" office:value="0.77702511648492145" table:style-name="ce47">
            <text:p>77,7%</text:p>
          </table:table-cell>
          <table:table-cell office:value-type="float" office:value="55860" table:style-name="ce46">
            <text:p>55.860</text:p>
          </table:table-cell>
          <table:table-cell office:value-type="percentage" office:value="0.81993923114183809" table:style-name="ce47">
            <text:p>82,0%</text:p>
          </table:table-cell>
          <table:table-cell office:value-type="float" office:value="48550" table:style-name="ce46">
            <text:p>48.550</text:p>
          </table:table-cell>
          <table:table-cell office:value-type="percentage" office:value="0.86099879406966018" table:style-name="ce47">
            <text:p>86,1%</text:p>
          </table:table-cell>
          <table:table-cell office:value-type="float" office:value="523348" table:style-name="ce46">
            <text:p>523.34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022258383016196" table:style-name="ce47">
            <text:p>90,0%</text:p>
          </table:table-cell>
          <table:table-cell office:value-type="percentage" office:value="0.79151599296427544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4" table:style-name="ce46">
            <text:p>161.984</text:p>
          </table:table-cell>
          <table:table-cell office:value-type="percentage" office:value="1.02553972776195" table:style-name="ce47">
            <text:p>102,6%</text:p>
          </table:table-cell>
          <table:table-cell office:value-type="float" office:value="212263" table:style-name="ce46">
            <text:p>212.263</text:p>
          </table:table-cell>
          <table:table-cell office:value-type="percentage" office:value="0.99616108428250294" table:style-name="ce47">
            <text:p>99,6%</text:p>
          </table:table-cell>
          <table:table-cell office:value-type="float" office:value="273580" table:style-name="ce46">
            <text:p>273.580</text:p>
          </table:table-cell>
          <table:table-cell office:value-type="percentage" office:value="0.97665634962283887" table:style-name="ce47">
            <text:p>97,7%</text:p>
          </table:table-cell>
          <table:table-cell office:value-type="float" office:value="321014" table:style-name="ce46">
            <text:p>321.014</text:p>
          </table:table-cell>
          <table:table-cell office:value-type="percentage" office:value="0.94422269741776654" table:style-name="ce47">
            <text:p>94,4%</text:p>
          </table:table-cell>
          <table:table-cell office:value-type="float" office:value="316726" table:style-name="ce46">
            <text:p>316.726</text:p>
          </table:table-cell>
          <table:table-cell office:value-type="percentage" office:value="0.87461236617485838" table:style-name="ce47">
            <text:p>87,5%</text:p>
          </table:table-cell>
          <table:table-cell office:value-type="float" office:value="198808" table:style-name="ce46">
            <text:p>198.808</text:p>
          </table:table-cell>
          <table:table-cell office:value-type="percentage" office:value="0.76305254794793953" table:style-name="ce47">
            <text:p>76,3%</text:p>
          </table:table-cell>
          <table:table-cell office:value-type="float" office:value="160437" table:style-name="ce46">
            <text:p>160.437</text:p>
          </table:table-cell>
          <table:table-cell office:value-type="percentage" office:value="0.79607907350620744" table:style-name="ce47">
            <text:p>79,6%</text:p>
          </table:table-cell>
          <table:table-cell office:value-type="float" office:value="144472" table:style-name="ce46">
            <text:p>144.472</text:p>
          </table:table-cell>
          <table:table-cell office:value-type="percentage" office:value="0.8568615589006322" table:style-name="ce47">
            <text:p>85,7%</text:p>
          </table:table-cell>
          <table:table-cell office:value-type="float" office:value="1789284" table:style-name="ce46">
            <text:p>1.789.28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188276578510573" table:style-name="ce47">
            <text:p>90,2%</text:p>
          </table:table-cell>
          <table:table-cell office:value-type="percentage" office:value="0.80580084521351913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33" table:style-name="ce46">
            <text:p>7.533</text:p>
          </table:table-cell>
          <table:table-cell office:value-type="percentage" office:value="0.95876288659793818" table:style-name="ce47">
            <text:p>95,9%</text:p>
          </table:table-cell>
          <table:table-cell office:value-type="float" office:value="10474" table:style-name="ce46">
            <text:p>10.474</text:p>
          </table:table-cell>
          <table:table-cell office:value-type="percentage" office:value="0.9063689858082381" table:style-name="ce47">
            <text:p>90,6%</text:p>
          </table:table-cell>
          <table:table-cell office:value-type="float" office:value="10953" table:style-name="ce46">
            <text:p>10.953</text:p>
          </table:table-cell>
          <table:table-cell office:value-type="percentage" office:value="0.86639772187944941" table:style-name="ce47">
            <text:p>86,6%</text:p>
          </table:table-cell>
          <table:table-cell office:value-type="float" office:value="8914" table:style-name="ce46">
            <text:p>8.914</text:p>
          </table:table-cell>
          <table:table-cell office:value-type="percentage" office:value="0.74945350596939631" table:style-name="ce47">
            <text:p>74,9%</text:p>
          </table:table-cell>
          <table:table-cell office:value-type="float" office:value="8565" table:style-name="ce46">
            <text:p>8.565</text:p>
          </table:table-cell>
          <table:table-cell office:value-type="percentage" office:value="0.7809793015409866" table:style-name="ce47">
            <text:p>78,1%</text:p>
          </table:table-cell>
          <table:table-cell office:value-type="float" office:value="7865" table:style-name="ce46">
            <text:p>7.865</text:p>
          </table:table-cell>
          <table:table-cell office:value-type="percentage" office:value="0.86182336182336183" table:style-name="ce47">
            <text:p>86,2%</text:p>
          </table:table-cell>
          <table:table-cell office:value-type="float" office:value="60526" table:style-name="ce46">
            <text:p>60.52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289931656450357" table:style-name="ce47">
            <text:p>85,3%</text:p>
          </table:table-cell>
          <table:table-cell office:value-type="percentage" office:value="0.71881903042683071" table:style-name="ce47">
            <text:p>7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1" table:style-name="ce46">
            <text:p>1.971</text:p>
          </table:table-cell>
          <table:table-cell office:value-type="percentage" office:value="0.83908045977011492" table:style-name="ce47">
            <text:p>83,9%</text:p>
          </table:table-cell>
          <table:table-cell office:value-type="float" office:value="3261" table:style-name="ce46">
            <text:p>3.261</text:p>
          </table:table-cell>
          <table:table-cell office:value-type="percentage" office:value="0.87006403415154754" table:style-name="ce47">
            <text:p>87,0%</text:p>
          </table:table-cell>
          <table:table-cell office:value-type="float" office:value="7053" table:style-name="ce46">
            <text:p>7.053</text:p>
          </table:table-cell>
          <table:table-cell office:value-type="percentage" office:value="0.90111153698735147" table:style-name="ce47">
            <text:p>90,1%</text:p>
          </table:table-cell>
          <table:table-cell office:value-type="float" office:value="9529" table:style-name="ce46">
            <text:p>9.529</text:p>
          </table:table-cell>
          <table:table-cell office:value-type="percentage" office:value="0.84334896893530398" table:style-name="ce47">
            <text:p>84,3%</text:p>
          </table:table-cell>
          <table:table-cell office:value-type="float" office:value="9890" table:style-name="ce46">
            <text:p>9.890</text:p>
          </table:table-cell>
          <table:table-cell office:value-type="percentage" office:value="0.82402932844525911" table:style-name="ce47">
            <text:p>82,4%</text:p>
          </table:table-cell>
          <table:table-cell office:value-type="float" office:value="8377" table:style-name="ce46">
            <text:p>8.377</text:p>
          </table:table-cell>
          <table:table-cell office:value-type="percentage" office:value="0.69043105579823627" table:style-name="ce47">
            <text:p>69,0%</text:p>
          </table:table-cell>
          <table:table-cell office:value-type="float" office:value="8219" table:style-name="ce46">
            <text:p>8.219</text:p>
          </table:table-cell>
          <table:table-cell office:value-type="percentage" office:value="0.68520216756982077" table:style-name="ce47">
            <text:p>68,5%</text:p>
          </table:table-cell>
          <table:table-cell office:value-type="float" office:value="7440" table:style-name="ce46">
            <text:p>7.440</text:p>
          </table:table-cell>
          <table:table-cell office:value-type="percentage" office:value="0.77710465844996868" table:style-name="ce47">
            <text:p>77,7%</text:p>
          </table:table-cell>
          <table:table-cell office:value-type="float" office:value="55740" table:style-name="ce46">
            <text:p>55.74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587843839440552" table:style-name="ce47">
            <text:p>78,6%</text:p>
          </table:table-cell>
          <table:table-cell office:value-type="percentage" office:value="0.64013046074693369" table:style-name="ce47">
            <text:p>64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0" table:style-name="ce46">
            <text:p>3.530</text:p>
          </table:table-cell>
          <table:table-cell office:value-type="string" table:style-name="ce47">
            <text:p>-</text:p>
          </table:table-cell>
          <table:table-cell office:value-type="float" office:value="9169" table:style-name="ce46">
            <text:p>9.169</text:p>
          </table:table-cell>
          <table:table-cell office:value-type="string" table:style-name="ce47">
            <text:p>-</text:p>
          </table:table-cell>
          <table:table-cell office:value-type="float" office:value="21306" table:style-name="ce46">
            <text:p>21.306</text:p>
          </table:table-cell>
          <table:table-cell office:value-type="string" table:style-name="ce47">
            <text:p>-</text:p>
          </table:table-cell>
          <table:table-cell office:value-type="float" office:value="30860" table:style-name="ce46">
            <text:p>30.860</text:p>
          </table:table-cell>
          <table:table-cell office:value-type="string" table:style-name="ce47">
            <text:p>-</text:p>
          </table:table-cell>
          <table:table-cell office:value-type="float" office:value="22934" table:style-name="ce46">
            <text:p>22.934</text:p>
          </table:table-cell>
          <table:table-cell office:value-type="string" table:style-name="ce47">
            <text:p>-</text:p>
          </table:table-cell>
          <table:table-cell office:value-type="float" office:value="1186" table:style-name="ce46">
            <text:p>1.186</text:p>
          </table:table-cell>
          <table:table-cell office:value-type="string" table:style-name="ce47">
            <text:p>-</text:p>
          </table:table-cell>
          <table:table-cell office:value-type="float" office:value="89027" table:style-name="ce46">
            <text:p>89.02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15" table:style-name="ce49">
            <text:p>715</text:p>
          </table:table-cell>
          <table:table-cell office:value-type="string" table:style-name="ce50">
            <text:p>-</text:p>
          </table:table-cell>
          <table:table-cell office:value-type="float" office:value="1366" table:style-name="ce49">
            <text:p>1.366</text:p>
          </table:table-cell>
          <table:table-cell office:value-type="string" table:style-name="ce50">
            <text:p>-</text:p>
          </table:table-cell>
          <table:table-cell office:value-type="float" office:value="1617" table:style-name="ce49">
            <text:p>1.617</text:p>
          </table:table-cell>
          <table:table-cell office:value-type="string" table:style-name="ce50">
            <text:p>-</text:p>
          </table:table-cell>
          <table:table-cell office:value-type="float" office:value="1331" table:style-name="ce49">
            <text:p>1.331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491" table:style-name="ce49">
            <text:p>5.4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8405" table:style-name="ce53">
            <text:p>2.908.405</text:p>
          </table:table-cell>
          <table:table-cell office:value-type="percentage" office:value="1" table:style-name="ce54">
            <text:p>100,0%</text:p>
          </table:table-cell>
          <table:table-cell office:value-type="float" office:value="3923716" table:style-name="ce53">
            <text:p>3.923.716</text:p>
          </table:table-cell>
          <table:table-cell office:value-type="percentage" office:value="0.99082611434971068" table:style-name="ce54">
            <text:p>99,1%</text:p>
          </table:table-cell>
          <table:table-cell office:value-type="float" office:value="5223394" table:style-name="ce53">
            <text:p>5.223.394</text:p>
          </table:table-cell>
          <table:table-cell office:value-type="percentage" office:value="0.97871607682688322" table:style-name="ce54">
            <text:p>97,9%</text:p>
          </table:table-cell>
          <table:table-cell office:value-type="float" office:value="6629678" table:style-name="ce53">
            <text:p>6.629.678</text:p>
          </table:table-cell>
          <table:table-cell office:value-type="percentage" office:value="0.94261190967661579" table:style-name="ce54">
            <text:p>94,3%</text:p>
          </table:table-cell>
          <table:table-cell office:value-type="float" office:value="6896694" table:style-name="ce53">
            <text:p>6.896.694</text:p>
          </table:table-cell>
          <table:table-cell office:value-type="percentage" office:value="0.87391330957937396" table:style-name="ce54">
            <text:p>87,4%</text:p>
          </table:table-cell>
          <table:table-cell office:value-type="float" office:value="4799904" table:style-name="ce53">
            <text:p>4.799.904</text:p>
          </table:table-cell>
          <table:table-cell office:value-type="percentage" office:value="0.77040024537738572" table:style-name="ce54">
            <text:p>77,0%</text:p>
          </table:table-cell>
          <table:table-cell office:value-type="float" office:value="3879731" table:style-name="ce53">
            <text:p>3.879.731</text:p>
          </table:table-cell>
          <table:table-cell office:value-type="percentage" office:value="0.78463366392699974" table:style-name="ce54">
            <text:p>78,5%</text:p>
          </table:table-cell>
          <table:table-cell office:value-type="float" office:value="3258338" table:style-name="ce53">
            <text:p>3.258.338</text:p>
          </table:table-cell>
          <table:table-cell office:value-type="percentage" office:value="0.83790205740448054" table:style-name="ce54">
            <text:p>83,8%</text:p>
          </table:table-cell>
          <table:table-cell office:value-type="float" office:value="37519860" table:style-name="ce53">
            <text:p>37.519.86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078855903183074" table:style-name="ce54">
            <text:p>89,1%</text:p>
          </table:table-cell>
          <table:table-cell office:value-type="percentage" office:value="0.79071088271545298" table:style-name="ce54">
            <text:p>79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9T13:42:46Z</dc:date>
  </office:meta>
</office:document-meta>
</file>